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20C0000366200002BFA06FCE346.svm" manifest:media-type=""/>
  <manifest:file-entry manifest:full-path="Pictures/200001F80000366200002BFAFFA0187A.svm" manifest:media-type=""/>
  <manifest:file-entry manifest:full-path="Pictures/200001F20000366200002BFA2F649091.svm" manifest:media-type=""/>
  <manifest:file-entry manifest:full-path="Pictures/200002040000366200002BFA08F8C2E3.svm" manifest:media-type=""/>
  <manifest:file-entry manifest:full-path="Pictures/200001F80000366200002BFADD6AE6E2.svm" manifest:media-type=""/>
  <manifest:file-entry manifest:full-path="Pictures/200001F20000366200002BFA377FC101.svm" manifest:media-type="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0.538cm"/>
    </style:style>
    <style:style style:name="co4" style:family="table-column">
      <style:table-column-properties fo:break-before="auto" style:column-width="0.584cm"/>
    </style:style>
    <style:style style:name="co5" style:family="table-column">
      <style:table-column-properties fo:break-before="auto" style:column-width="1.106cm"/>
    </style:style>
    <style:style style:name="co6" style:family="table-column">
      <style:table-column-properties fo:break-before="auto" style:column-width="1.928cm"/>
    </style:style>
    <style:style style:name="co7" style:family="table-column">
      <style:table-column-properties fo:break-before="auto" style:column-width="0.924cm"/>
    </style:style>
    <style:style style:name="co8" style:family="table-column">
      <style:table-column-properties fo:break-before="auto" style:column-width="0.975cm"/>
    </style:style>
    <style:style style:name="co9" style:family="table-column">
      <style:table-column-properties fo:break-before="auto" style:column-width="1.201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854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8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"/>
    <style:style style:name="ce2" style:family="table-cell" style:parent-style-name="Default" style:data-style-name="N111"/>
    <style:style style:name="ce3" style:family="table-cell" style:parent-style-name="Default" style:data-style-name="N111">
      <style:text-properties fo:font-weight="bold" style:font-weight-asian="bold" style:font-weight-complex="bold"/>
    </style:style>
    <style:style style:name="ce4" style:family="table-cell" style:parent-style-name="Default" style:data-style-name="N111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 style:data-style-name="N60"/>
    <style:style style:name="ce8" style:family="table-cell" style:parent-style-name="Default" style:data-style-name="N110"/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15" style:family="table-cell" style:parent-style-name="Default" style:data-style-name="N111">
      <style:table-cell-properties fo:background-color="#80808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2"/>
    <style:style style:name="ce18" style:family="table-cell" style:parent-style-name="Default" style:data-style-name="N60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gr1" style:family="graphic">
      <style:graphic-properties draw:stroke="solid" svg:stroke-color="#83caff" draw:fill="solid" draw:fill-color="#000080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lot" table:style-name="ta1">
        <table:shapes>
          <draw:frame draw:z-index="0" draw:style-name="gr1" draw:text-style-name="P1" svg:width="13.919cm" svg:height="11.255cm" svg:x="6.719cm" svg:y="3.177cm">
            <draw:object draw:notify-on-update-of-ranges="Plot.A7:Plot.A107 Plot.C7:Plot.C10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step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string" calcext:value-type="string">
            <text:p>Gain</text:p>
          </table:table-cell>
          <table:table-cell table:formula="of:=([.B1]*[.B2])^[.B3]" office:value-type="float" office:value="324" calcext:value-type="float">
            <text:p>324</text:p>
          </table:table-cell>
          <table:table-cell/>
        </table:table-row>
        <table:table-row table:style-name="ro2">
          <table:table-cell office:value-type="string" calcext:value-type="string">
            <text:p>Freq</text:p>
          </table:table-cell>
          <table:table-cell/>
          <table:table-cell office:value-type="string" calcext:value-type="string">
            <text:p>dB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1" table:formula="of:=ABS(SIN(PI()*[.B$2]*[.A7])/SIN(PI()*[.A7]/[.B$1]))^[.$B$3]" office:value-type="float" office:value="323.999957494906" calcext:value-type="float">
            <text:p>324</text:p>
          </table:table-cell>
          <table:table-cell table:formula="of:=20*LOG10([.B7])" office:value-type="float" office:value="50.2108990646428" calcext:value-type="float">
            <text:p>50.2</text:p>
          </table:table-cell>
        </table:table-row>
        <table:table-row table:style-name="ro1">
          <table:table-cell table:formula="of:=[.A7]+[.$B$4]" office:value-type="float" office:value="0.0061" calcext:value-type="float">
            <text:p>0.0061</text:p>
          </table:table-cell>
          <table:table-cell table:style-name="ce1" table:formula="of:=ABS(SIN(PI()*[.B$2]*[.A8])/SIN(PI()*[.A8]/[.B$1]))^[.$B$3]" office:value-type="float" office:value="323.841869368471" calcext:value-type="float">
            <text:p>324</text:p>
          </table:table-cell>
          <table:table-cell table:formula="of:=20*LOG10([.B8])" office:value-type="float" office:value="50.2066599556825" calcext:value-type="float">
            <text:p>50.2</text:p>
          </table:table-cell>
        </table:table-row>
        <table:table-row table:style-name="ro1">
          <table:table-cell table:formula="of:=[.A8]+[.$B$4]" office:value-type="float" office:value="0.0121" calcext:value-type="float">
            <text:p>0.0121</text:p>
          </table:table-cell>
          <table:table-cell table:style-name="ce1" table:formula="of:=ABS(SIN(PI()*[.B$2]*[.A9])/SIN(PI()*[.A9]/[.B$1]))^[.$B$3]" office:value-type="float" office:value="323.378160071124" calcext:value-type="float">
            <text:p>323</text:p>
          </table:table-cell>
          <table:table-cell table:style-name="ce3" table:formula="of:=20*LOG10([.B9])" office:value-type="float" office:value="50.1942137139506" calcext:value-type="float">
            <text:p>50.2</text:p>
          </table:table-cell>
        </table:table-row>
        <table:table-row table:style-name="ro1">
          <table:table-cell table:formula="of:=[.A9]+[.$B$4]" office:value-type="float" office:value="0.0181" calcext:value-type="float">
            <text:p>0.0181</text:p>
          </table:table-cell>
          <table:table-cell table:style-name="ce1" table:formula="of:=ABS(SIN(PI()*[.B$2]*[.A10])/SIN(PI()*[.A10]/[.B$1]))^[.$B$3]" office:value-type="float" office:value="322.609878571757" calcext:value-type="float">
            <text:p>323</text:p>
          </table:table-cell>
          <table:table-cell table:formula="of:=20*LOG10([.B10])" office:value-type="float" office:value="50.1735532339986" calcext:value-type="float">
            <text:p>50.2</text:p>
          </table:table-cell>
        </table:table-row>
        <table:table-row table:style-name="ro1">
          <table:table-cell table:formula="of:=[.A10]+[.$B$4]" office:value-type="float" office:value="0.0241" calcext:value-type="float">
            <text:p>0.0241</text:p>
          </table:table-cell>
          <table:table-cell table:style-name="ce1" table:formula="of:=ABS(SIN(PI()*[.B$2]*[.A11])/SIN(PI()*[.A11]/[.B$1]))^[.$B$3]" office:value-type="float" office:value="321.538761928977" calcext:value-type="float">
            <text:p>322</text:p>
          </table:table-cell>
          <table:table-cell table:formula="of:=20*LOG10([.B11])" office:value-type="float" office:value="50.1446667039691" calcext:value-type="float">
            <text:p>50.1</text:p>
          </table:table-cell>
        </table:table-row>
        <table:table-row table:style-name="ro1">
          <table:table-cell table:formula="of:=[.A11]+[.$B$4]" office:value-type="float" office:value="0.0301" calcext:value-type="float">
            <text:p>0.0301</text:p>
          </table:table-cell>
          <table:table-cell table:style-name="ce1" table:formula="of:=ABS(SIN(PI()*[.B$2]*[.A12])/SIN(PI()*[.A12]/[.B$1]))^[.$B$3]" office:value-type="float" office:value="320.16723004083" calcext:value-type="float">
            <text:p>320</text:p>
          </table:table-cell>
          <table:table-cell table:style-name="ce4" table:formula="of:=20*LOG10([.B12])" office:value-type="float" office:value="50.1075375734803" calcext:value-type="float">
            <text:p>50.1</text:p>
          </table:table-cell>
        </table:table-row>
        <table:table-row table:style-name="ro1">
          <table:table-cell table:formula="of:=[.A12]+[.$B$4]" office:value-type="float" office:value="0.0361" calcext:value-type="float">
            <text:p>0.0361</text:p>
          </table:table-cell>
          <table:table-cell table:style-name="ce1" table:formula="of:=ABS(SIN(PI()*[.B$2]*[.A13])/SIN(PI()*[.A13]/[.B$1]))^[.$B$3]" office:value-type="float" office:value="318.498378334189" calcext:value-type="float">
            <text:p>318</text:p>
          </table:table-cell>
          <table:table-cell table:formula="of:=20*LOG10([.B13])" office:value-type="float" office:value="50.0621445084788" calcext:value-type="float">
            <text:p>50.1</text:p>
          </table:table-cell>
        </table:table-row>
        <table:table-row table:style-name="ro1">
          <table:table-cell table:formula="of:=[.A13]+[.$B$4]" office:value-type="float" office:value="0.0421" calcext:value-type="float">
            <text:p>0.0421</text:p>
          </table:table-cell>
          <table:table-cell table:style-name="ce1" table:formula="of:=ABS(SIN(PI()*[.B$2]*[.A14])/SIN(PI()*[.A14]/[.B$1]))^[.$B$3]" office:value-type="float" office:value="316.535968419408" calcext:value-type="float">
            <text:p>317</text:p>
          </table:table-cell>
          <table:table-cell table:formula="of:=20*LOG10([.B14])" office:value-type="float" office:value="50.008461332788" calcext:value-type="float">
            <text:p>50.0</text:p>
          </table:table-cell>
        </table:table-row>
        <table:table-row table:style-name="ro1">
          <table:table-cell table:formula="of:=[.A14]+[.$B$4]" office:value-type="float" office:value="0.0481" calcext:value-type="float">
            <text:p>0.0481</text:p>
          </table:table-cell>
          <table:table-cell table:style-name="ce1" table:formula="of:=ABS(SIN(PI()*[.B$2]*[.A15])/SIN(PI()*[.A15]/[.B$1]))^[.$B$3]" office:value-type="float" office:value="314.284416742975" calcext:value-type="float">
            <text:p>314</text:p>
          </table:table-cell>
          <table:table-cell table:formula="of:=20*LOG10([.B15])" office:value-type="float" office:value="49.946456955998" calcext:value-type="float">
            <text:p>49.9</text:p>
          </table:table-cell>
        </table:table-row>
        <table:table-row table:style-name="ro1">
          <table:table-cell table:formula="of:=[.A15]+[.$B$4]" office:value-type="float" office:value="0.0541" calcext:value-type="float">
            <text:p>0.0541</text:p>
          </table:table-cell>
          <table:table-cell table:style-name="ce1" table:formula="of:=ABS(SIN(PI()*[.B$2]*[.A16])/SIN(PI()*[.A16]/[.B$1]))^[.$B$3]" office:value-type="float" office:value="311.748781277857" calcext:value-type="float">
            <text:p>312</text:p>
          </table:table-cell>
          <table:table-cell table:style-name="ce3" table:formula="of:=20*LOG10([.B16])" office:value-type="float" office:value="49.8760952872563" calcext:value-type="float">
            <text:p>49.9</text:p>
          </table:table-cell>
        </table:table-row>
        <table:table-row table:style-name="ro1">
          <table:table-cell table:formula="of:=[.A16]+[.$B$4]" office:value-type="float" office:value="0.0601" calcext:value-type="float">
            <text:p>0.0601</text:p>
          </table:table-cell>
          <table:table-cell table:style-name="ce1" table:formula="of:=ABS(SIN(PI()*[.B$2]*[.A17])/SIN(PI()*[.A17]/[.B$1]))^[.$B$3]" office:value-type="float" office:value="308.934746298078" calcext:value-type="float">
            <text:p>309</text:p>
          </table:table-cell>
          <table:table-cell table:formula="of:=20*LOG10([.B17])" office:value-type="float" office:value="49.7973351344257" calcext:value-type="float">
            <text:p>49.8</text:p>
          </table:table-cell>
        </table:table-row>
        <table:table-row table:style-name="ro1">
          <table:table-cell table:formula="of:=[.A17]+[.$B$4]" office:value-type="float" office:value="0.0661" calcext:value-type="float">
            <text:p>0.0661</text:p>
          </table:table-cell>
          <table:table-cell table:style-name="ce1" table:formula="of:=ABS(SIN(PI()*[.B$2]*[.A18])/SIN(PI()*[.A18]/[.B$1]))^[.$B$3]" office:value-type="float" office:value="305.848605290741" calcext:value-type="float">
            <text:p>306</text:p>
          </table:table-cell>
          <table:table-cell table:formula="of:=20*LOG10([.B18])" office:value-type="float" office:value="49.7101300879848" calcext:value-type="float">
            <text:p>49.7</text:p>
          </table:table-cell>
        </table:table-row>
        <table:table-row table:style-name="ro1">
          <table:table-cell table:formula="of:=[.A18]+[.$B$4]" office:value-type="float" office:value="0.0721" calcext:value-type="float">
            <text:p>0.0721</text:p>
          </table:table-cell>
          <table:table-cell table:style-name="ce1" table:formula="of:=ABS(SIN(PI()*[.B$2]*[.A19])/SIN(PI()*[.A19]/[.B$1]))^[.$B$3]" office:value-type="float" office:value="302.497242065127" calcext:value-type="float">
            <text:p>302</text:p>
          </table:table-cell>
          <table:table-cell table:formula="of:=20*LOG10([.B19])" office:value-type="float" office:value="49.6144283889362" calcext:value-type="float">
            <text:p>49.6</text:p>
          </table:table-cell>
        </table:table-row>
        <table:table-row table:style-name="ro1">
          <table:table-cell table:formula="of:=[.A19]+[.$B$4]" office:value-type="float" office:value="0.0781" calcext:value-type="float">
            <text:p>0.0781</text:p>
          </table:table-cell>
          <table:table-cell table:style-name="ce1" table:formula="of:=ABS(SIN(PI()*[.B$2]*[.A20])/SIN(PI()*[.A20]/[.B$1]))^[.$B$3]" office:value-type="float" office:value="298.888110124762" calcext:value-type="float">
            <text:p>299</text:p>
          </table:table-cell>
          <table:table-cell table:formula="of:=20*LOG10([.B20])" office:value-type="float" office:value="49.5101727798815" calcext:value-type="float">
            <text:p>49.5</text:p>
          </table:table-cell>
        </table:table-row>
        <table:table-row table:style-name="ro1">
          <table:table-cell table:formula="of:=[.A20]+[.$B$4]" office:value-type="float" office:value="0.0841" calcext:value-type="float">
            <text:p>0.0841</text:p>
          </table:table-cell>
          <table:table-cell table:style-name="ce1" table:formula="of:=ABS(SIN(PI()*[.B$2]*[.A21])/SIN(PI()*[.A21]/[.B$1]))^[.$B$3]" office:value-type="float" office:value="295.029210374303" calcext:value-type="float">
            <text:p>295</text:p>
          </table:table-cell>
          <table:table-cell table:formula="of:=20*LOG10([.B21])" office:value-type="float" office:value="49.3973003382987" calcext:value-type="float">
            <text:p>49.4</text:p>
          </table:table-cell>
        </table:table-row>
        <table:table-row table:style-name="ro1">
          <table:table-cell table:formula="of:=[.A21]+[.$B$4]" office:value-type="float" office:value="0.0901" calcext:value-type="float">
            <text:p>0.0901</text:p>
          </table:table-cell>
          <table:table-cell table:style-name="ce1" table:formula="of:=ABS(SIN(PI()*[.B$2]*[.A22])/SIN(PI()*[.A22]/[.B$1]))^[.$B$3]" office:value-type="float" office:value="290.929067238777" calcext:value-type="float">
            <text:p>291</text:p>
          </table:table-cell>
          <table:table-cell table:formula="of:=20*LOG10([.B22])" office:value-type="float" office:value="49.2757422909263" calcext:value-type="float">
            <text:p>49.3</text:p>
          </table:table-cell>
        </table:table-row>
        <table:table-row table:style-name="ro1">
          <table:table-cell table:formula="of:=[.A22]+[.$B$4]" office:value-type="float" office:value="0.0961" calcext:value-type="float">
            <text:p>0.0961</text:p>
          </table:table-cell>
          <table:table-cell table:style-name="ce1" table:formula="of:=ABS(SIN(PI()*[.B$2]*[.A23])/SIN(PI()*[.A23]/[.B$1]))^[.$B$3]" office:value-type="float" office:value="286.596703278157" calcext:value-type="float">
            <text:p>287</text:p>
          </table:table-cell>
          <table:table-cell table:formula="of:=20*LOG10([.B23])" office:value-type="float" office:value="49.1454238080137" calcext:value-type="float">
            <text:p>49.1</text:p>
          </table:table-cell>
        </table:table-row>
        <table:table-row table:style-name="ro1">
          <table:table-cell table:formula="of:=[.A23]+[.$B$4]" office:value-type="float" office:value="0.1021" calcext:value-type="float">
            <text:p>0.1021</text:p>
          </table:table-cell>
          <table:table-cell table:style-name="ce1" table:formula="of:=ABS(SIN(PI()*[.B$2]*[.A24])/SIN(PI()*[.A24]/[.B$1]))^[.$B$3]" office:value-type="float" office:value="282.041612385289" calcext:value-type="float">
            <text:p>282</text:p>
          </table:table-cell>
          <table:table-cell table:formula="of:=20*LOG10([.B24])" office:value-type="float" office:value="49.0062637760377" calcext:value-type="float">
            <text:p>49.0</text:p>
          </table:table-cell>
        </table:table-row>
        <table:table-row table:style-name="ro1">
          <table:table-cell table:formula="of:=[.A24]+[.$B$4]" office:value-type="float" office:value="0.1081" calcext:value-type="float">
            <text:p>0.1081</text:p>
          </table:table-cell>
          <table:table-cell table:style-name="ce1" table:formula="of:=ABS(SIN(PI()*[.B$2]*[.A25])/SIN(PI()*[.A25]/[.B$1]))^[.$B$3]" office:value-type="float" office:value="277.273731659991" calcext:value-type="float">
            <text:p>277</text:p>
          </table:table-cell>
          <table:table-cell table:formula="of:=20*LOG10([.B25])" office:value-type="float" office:value="48.8581745473097" calcext:value-type="float">
            <text:p>48.9</text:p>
          </table:table-cell>
        </table:table-row>
        <table:table-row table:style-name="ro1">
          <table:table-cell table:formula="of:=[.A25]+[.$B$4]" office:value-type="float" office:value="0.1141" calcext:value-type="float">
            <text:p>0.1141</text:p>
          </table:table-cell>
          <table:table-cell table:style-name="ce1" table:formula="of:=ABS(SIN(PI()*[.B$2]*[.A26])/SIN(PI()*[.A26]/[.B$1]))^[.$B$3]" office:value-type="float" office:value="272.303412056505" calcext:value-type="float">
            <text:p>272</text:p>
          </table:table-cell>
          <table:table-cell table:formula="of:=20*LOG10([.B26])" office:value-type="float" office:value="48.7010616647007" calcext:value-type="float">
            <text:p>48.7</text:p>
          </table:table-cell>
        </table:table-row>
        <table:table-row table:style-name="ro1">
          <table:table-cell table:formula="of:=[.A26]+[.$B$4]" office:value-type="float" office:value="0.1201" calcext:value-type="float">
            <text:p>0.1201</text:p>
          </table:table-cell>
          <table:table-cell table:style-name="ce1" table:formula="of:=ABS(SIN(PI()*[.B$2]*[.A27])/SIN(PI()*[.A27]/[.B$1]))^[.$B$3]" office:value-type="float" office:value="267.141387905547" calcext:value-type="float">
            <text:p>267</text:p>
          </table:table-cell>
          <table:table-cell table:formula="of:=20*LOG10([.B27])" office:value-type="float" office:value="48.5348235594943" calcext:value-type="float">
            <text:p>48.5</text:p>
          </table:table-cell>
        </table:table-row>
        <table:table-row table:style-name="ro1">
          <table:table-cell table:formula="of:=[.A27]+[.$B$4]" office:value-type="float" office:value="0.1261" calcext:value-type="float">
            <text:p>0.1261</text:p>
          </table:table-cell>
          <table:table-cell table:style-name="ce1" table:formula="of:=ABS(SIN(PI()*[.B$2]*[.A28])/SIN(PI()*[.A28]/[.B$1]))^[.$B$3]" office:value-type="float" office:value="261.798745415819" calcext:value-type="float">
            <text:p>262</text:p>
          </table:table-cell>
          <table:table-cell table:formula="of:=20*LOG10([.B28])" office:value-type="float" office:value="48.3593512201318" calcext:value-type="float">
            <text:p>48.4</text:p>
          </table:table-cell>
        </table:table-row>
        <table:table-row table:style-name="ro1">
          <table:table-cell table:formula="of:=[.A28]+[.$B$4]" office:value-type="float" office:value="0.1321" calcext:value-type="float">
            <text:p>0.1321</text:p>
          </table:table-cell>
          <table:table-cell table:style-name="ce1" table:formula="of:=ABS(SIN(PI()*[.B$2]*[.A29])/SIN(PI()*[.A29]/[.B$1]))^[.$B$3]" office:value-type="float" office:value="256.28689026313" calcext:value-type="float">
            <text:p>256</text:p>
          </table:table-cell>
          <table:table-cell table:formula="of:=20*LOG10([.B29])" office:value-type="float" office:value="48.1745278293425" calcext:value-type="float">
            <text:p>48.2</text:p>
          </table:table-cell>
        </table:table-row>
        <table:table-row table:style-name="ro1">
          <table:table-cell table:formula="of:=[.A29]+[.$B$4]" office:value-type="float" office:value="0.1381" calcext:value-type="float">
            <text:p>0.1381</text:p>
          </table:table-cell>
          <table:table-cell table:style-name="ce1" table:formula="of:=ABS(SIN(PI()*[.B$2]*[.A30])/SIN(PI()*[.A30]/[.B$1]))^[.$B$3]" office:value-type="float" office:value="250.61751437809" calcext:value-type="float">
            <text:p>251</text:p>
          </table:table-cell>
          <table:table-cell table:formula="of:=20*LOG10([.B30])" office:value-type="float" office:value="47.9802283668391" calcext:value-type="float">
            <text:p>48.0</text:p>
          </table:table-cell>
        </table:table-row>
        <table:table-row table:style-name="ro1">
          <table:table-cell table:formula="of:=[.A30]+[.$B$4]" office:value-type="float" office:value="0.1441" calcext:value-type="float">
            <text:p>0.1441</text:p>
          </table:table-cell>
          <table:table-cell table:style-name="ce1" table:formula="of:=ABS(SIN(PI()*[.B$2]*[.A31])/SIN(PI()*[.A31]/[.B$1]))^[.$B$3]" office:value-type="float" office:value="244.802562045782" calcext:value-type="float">
            <text:p>245</text:p>
          </table:table-cell>
          <table:table-cell table:formula="of:=20*LOG10([.B31])" office:value-type="float" office:value="47.7763191744151" calcext:value-type="float">
            <text:p>47.8</text:p>
          </table:table-cell>
        </table:table-row>
        <table:table-row table:style-name="ro1">
          <table:table-cell table:formula="of:=[.A31]+[.$B$4]" office:value-type="float" office:value="0.1501" calcext:value-type="float">
            <text:p>0.1501</text:p>
          </table:table-cell>
          <table:table-cell table:style-name="ce1" table:formula="of:=ABS(SIN(PI()*[.B$2]*[.A32])/SIN(PI()*[.A32]/[.B$1]))^[.$B$3]" office:value-type="float" office:value="238.85419543281" calcext:value-type="float">
            <text:p>239</text:p>
          </table:table-cell>
          <table:table-cell table:formula="of:=20*LOG10([.B32])" office:value-type="float" office:value="47.5626574798831" calcext:value-type="float">
            <text:p>47.6</text:p>
          </table:table-cell>
        </table:table-row>
        <table:table-row table:style-name="ro1">
          <table:table-cell table:formula="of:=[.A32]+[.$B$4]" office:value-type="float" office:value="0.1561" calcext:value-type="float">
            <text:p>0.1561</text:p>
          </table:table-cell>
          <table:table-cell table:style-name="ce1" table:formula="of:=ABS(SIN(PI()*[.B$2]*[.A33])/SIN(PI()*[.A33]/[.B$1]))^[.$B$3]" office:value-type="float" office:value="232.784759658699" calcext:value-type="float">
            <text:p>233</text:p>
          </table:table-cell>
          <table:table-cell table:formula="of:=20*LOG10([.B33])" office:value-type="float" office:value="47.3390908758465" calcext:value-type="float">
            <text:p>47.3</text:p>
          </table:table-cell>
        </table:table-row>
        <table:table-row table:style-name="ro1">
          <table:table-cell table:formula="of:=[.A33]+[.$B$4]" office:value-type="float" office:value="0.1621" calcext:value-type="float">
            <text:p>0.1621</text:p>
          </table:table-cell>
          <table:table-cell table:style-name="ce1" table:formula="of:=ABS(SIN(PI()*[.B$2]*[.A34])/SIN(PI()*[.A34]/[.B$1]))^[.$B$3]" office:value-type="float" office:value="226.606747529724" calcext:value-type="float">
            <text:p>227</text:p>
          </table:table-cell>
          <table:table-cell table:formula="of:=20*LOG10([.B34])" office:value-type="float" office:value="47.1054567487909" calcext:value-type="float">
            <text:p>47.1</text:p>
          </table:table-cell>
        </table:table-row>
        <table:table-row table:style-name="ro1">
          <table:table-cell table:formula="of:=[.A34]+[.$B$4]" office:value-type="float" office:value="0.1681" calcext:value-type="float">
            <text:p>0.1681</text:p>
          </table:table-cell>
          <table:table-cell table:style-name="ce1" table:formula="of:=ABS(SIN(PI()*[.B$2]*[.A35])/SIN(PI()*[.A35]/[.B$1]))^[.$B$3]" office:value-type="float" office:value="220.332764053973" calcext:value-type="float">
            <text:p>220</text:p>
          </table:table-cell>
          <table:table-cell table:formula="of:=20*LOG10([.B35])" office:value-type="float" office:value="46.8615816533948" calcext:value-type="float">
            <text:p>46.9</text:p>
          </table:table-cell>
        </table:table-row>
        <table:table-row table:style-name="ro1">
          <table:table-cell table:formula="of:=[.A35]+[.$B$4]" office:value-type="float" office:value="0.1741" calcext:value-type="float">
            <text:p>0.1741</text:p>
          </table:table-cell>
          <table:table-cell table:style-name="ce1" table:formula="of:=ABS(SIN(PI()*[.B$2]*[.A36])/SIN(PI()*[.A36]/[.B$1]))^[.$B$3]" office:value-type="float" office:value="213.975490856649" calcext:value-type="float">
            <text:p>214</text:p>
          </table:table-cell>
          <table:table-cell table:formula="of:=20*LOG10([.B36])" office:value-type="float" office:value="46.6072806263023" calcext:value-type="float">
            <text:p>46.6</text:p>
          </table:table-cell>
        </table:table-row>
        <table:table-row table:style-name="ro1">
          <table:table-cell table:formula="of:=[.A36]+[.$B$4]" office:value-type="float" office:value="0.1801" calcext:value-type="float">
            <text:p>0.1801</text:p>
          </table:table-cell>
          <table:table-cell table:style-name="ce1" table:formula="of:=ABS(SIN(PI()*[.B$2]*[.A37])/SIN(PI()*[.A37]/[.B$1]))^[.$B$3]" office:value-type="float" office:value="207.547650614464" calcext:value-type="float">
            <text:p>208</text:p>
          </table:table-cell>
          <table:table-cell table:formula="of:=20*LOG10([.B37])" office:value-type="float" office:value="46.342356432831" calcext:value-type="float">
            <text:p>46.3</text:p>
          </table:table-cell>
        </table:table-row>
        <table:table-row table:style-name="ro1">
          <table:table-cell table:formula="of:=[.A37]+[.$B$4]" office:value-type="float" office:value="0.1861" calcext:value-type="float">
            <text:p>0.1861</text:p>
          </table:table-cell>
          <table:table-cell table:style-name="ce1" table:formula="of:=ABS(SIN(PI()*[.B$2]*[.A38])/SIN(PI()*[.A38]/[.B$1]))^[.$B$3]" office:value-type="float" office:value="201.061971627307" calcext:value-type="float">
            <text:p>201</text:p>
          </table:table-cell>
          <table:table-cell table:formula="of:=20*LOG10([.B38])" office:value-type="float" office:value="46.0665987392178" calcext:value-type="float">
            <text:p>46.1</text:p>
          </table:table-cell>
        </table:table-row>
        <table:table-row table:style-name="ro1">
          <table:table-cell table:formula="of:=[.A38]+[.$B$4]" office:value-type="float" office:value="0.1921" calcext:value-type="float">
            <text:p>0.1921</text:p>
          </table:table-cell>
          <table:table-cell table:style-name="ce1" table:formula="of:=ABS(SIN(PI()*[.B$2]*[.A39])/SIN(PI()*[.A39]/[.B$1]))^[.$B$3]" office:value-type="float" office:value="194.531152644317" calcext:value-type="float">
            <text:p>195</text:p>
          </table:table-cell>
          <table:table-cell table:formula="of:=20*LOG10([.B39])" office:value-type="float" office:value="45.7797832019904" calcext:value-type="float">
            <text:p>45.8</text:p>
          </table:table-cell>
        </table:table-row>
        <table:table-row table:style-name="ro1">
          <table:table-cell table:formula="of:=[.A39]+[.$B$4]" office:value-type="float" office:value="0.1981" calcext:value-type="float">
            <text:p>0.1981</text:p>
          </table:table-cell>
          <table:table-cell table:style-name="ce1" table:formula="of:=ABS(SIN(PI()*[.B$2]*[.A40])/SIN(PI()*[.A40]/[.B$1]))^[.$B$3]" office:value-type="float" office:value="187.967828059984" calcext:value-type="float">
            <text:p>188</text:p>
          </table:table-cell>
          <table:table-cell table:formula="of:=20*LOG10([.B40])" office:value-type="float" office:value="45.4816704648841" calcext:value-type="float">
            <text:p>45.5</text:p>
          </table:table-cell>
        </table:table-row>
        <table:table-row table:style-name="ro1">
          <table:table-cell table:formula="of:=[.A40]+[.$B$4]" office:value-type="float" office:value="0.2041" calcext:value-type="float">
            <text:p>0.2041</text:p>
          </table:table-cell>
          <table:table-cell table:style-name="ce1" table:formula="of:=ABS(SIN(PI()*[.B$2]*[.A41])/SIN(PI()*[.A41]/[.B$1]))^[.$B$3]" office:value-type="float" office:value="181.384533593972" calcext:value-type="float">
            <text:p>181</text:p>
          </table:table-cell>
          <table:table-cell table:formula="of:=20*LOG10([.B41])" office:value-type="float" office:value="45.1720050523693" calcext:value-type="float">
            <text:p>45.2</text:p>
          </table:table-cell>
        </table:table-row>
        <table:table-row table:style-name="ro1">
          <table:table-cell table:formula="of:=[.A41]+[.$B$4]" office:value-type="float" office:value="0.2101" calcext:value-type="float">
            <text:p>0.2101</text:p>
          </table:table-cell>
          <table:table-cell table:style-name="ce1" table:formula="of:=ABS(SIN(PI()*[.B$2]*[.A42])/SIN(PI()*[.A42]/[.B$1]))^[.$B$3]" office:value-type="float" office:value="174.793672566041" calcext:value-type="float">
            <text:p>175</text:p>
          </table:table-cell>
          <table:table-cell table:formula="of:=20*LOG10([.B42])" office:value-type="float" office:value="44.8505141472732" calcext:value-type="float">
            <text:p>44.9</text:p>
          </table:table-cell>
        </table:table-row>
        <table:table-row table:style-name="ro1">
          <table:table-cell table:formula="of:=[.A42]+[.$B$4]" office:value-type="float" office:value="0.2161" calcext:value-type="float">
            <text:p>0.2161</text:p>
          </table:table-cell>
          <table:table-cell table:style-name="ce1" table:formula="of:=ABS(SIN(PI()*[.B$2]*[.A43])/SIN(PI()*[.A43]/[.B$1]))^[.$B$3]" office:value-type="float" office:value="168.20748287467" calcext:value-type="float">
            <text:p>168</text:p>
          </table:table-cell>
          <table:table-cell table:formula="of:=20*LOG10([.B43])" office:value-type="float" office:value="44.516906238143" calcext:value-type="float">
            <text:p>44.5</text:p>
          </table:table-cell>
        </table:table-row>
        <table:table-row table:style-name="ro1">
          <table:table-cell table:formula="of:=[.A43]+[.$B$4]" office:value-type="float" office:value="0.2221" calcext:value-type="float">
            <text:p>0.2221</text:p>
          </table:table-cell>
          <table:table-cell table:style-name="ce1" table:formula="of:=ABS(SIN(PI()*[.B$2]*[.A44])/SIN(PI()*[.A44]/[.B$1]))^[.$B$3]" office:value-type="float" office:value="161.638004784891" calcext:value-type="float">
            <text:p>162</text:p>
          </table:table-cell>
          <table:table-cell table:formula="of:=20*LOG10([.B44])" office:value-type="float" office:value="44.1708696198393" calcext:value-type="float">
            <text:p>44.2</text:p>
          </table:table-cell>
        </table:table-row>
        <table:table-row table:style-name="ro1">
          <table:table-cell table:formula="of:=[.A44]+[.$B$4]" office:value-type="float" office:value="0.2281" calcext:value-type="float">
            <text:p>0.2281</text:p>
          </table:table-cell>
          <table:table-cell table:style-name="ce1" table:formula="of:=ABS(SIN(PI()*[.B$2]*[.A45])/SIN(PI()*[.A45]/[.B$1]))^[.$B$3]" office:value-type="float" office:value="155.097049627302" calcext:value-type="float">
            <text:p>155</text:p>
          </table:table-cell>
          <table:table-cell table:style-name="ce3" table:formula="of:=20*LOG10([.B45])" office:value-type="float" office:value="43.8120707283199" calcext:value-type="float">
            <text:p>43.8</text:p>
          </table:table-cell>
        </table:table-row>
        <table:table-row table:style-name="ro1">
          <table:table-cell table:formula="of:=[.A45]+[.$B$4]" office:value-type="float" office:value="0.2341" calcext:value-type="float">
            <text:p>0.2341</text:p>
          </table:table-cell>
          <table:table-cell table:style-name="ce1" table:formula="of:=ABS(SIN(PI()*[.B$2]*[.A46])/SIN(PI()*[.A46]/[.B$1]))^[.$B$3]" office:value-type="float" office:value="148.596169506386" calcext:value-type="float">
            <text:p>149</text:p>
          </table:table-cell>
          <table:table-cell table:formula="of:=20*LOG10([.B46])" office:value-type="float" office:value="43.4401522875919" calcext:value-type="float">
            <text:p>43.4</text:p>
          </table:table-cell>
        </table:table-row>
        <table:table-row table:style-name="ro1">
          <table:table-cell table:formula="of:=[.A46]+[.$B$4]" office:value-type="float" office:value="0.2401" calcext:value-type="float">
            <text:p>0.2401</text:p>
          </table:table-cell>
          <table:table-cell table:style-name="ce1" table:formula="of:=ABS(SIN(PI()*[.B$2]*[.A47])/SIN(PI()*[.A47]/[.B$1]))^[.$B$3]" office:value-type="float" office:value="142.146628112022" calcext:value-type="float">
            <text:p>142</text:p>
          </table:table-cell>
          <table:table-cell table:formula="of:=20*LOG10([.B47])" office:value-type="float" office:value="43.0547312432853" calcext:value-type="float">
            <text:p>43.1</text:p>
          </table:table-cell>
        </table:table-row>
        <table:table-row table:style-name="ro1">
          <table:table-cell table:formula="of:=[.A47]+[.$B$4]" office:value-type="float" office:value="0.2461" calcext:value-type="float">
            <text:p>0.2461</text:p>
          </table:table-cell>
          <table:table-cell table:style-name="ce1" table:formula="of:=ABS(SIN(PI()*[.B$2]*[.A48])/SIN(PI()*[.A48]/[.B$1]))^[.$B$3]" office:value-type="float" office:value="135.759372723556" calcext:value-type="float">
            <text:p>136</text:p>
          </table:table-cell>
          <table:table-cell table:formula="of:=20*LOG10([.B48])" office:value-type="float" office:value="42.6553964531152" calcext:value-type="float">
            <text:p>42.7</text:p>
          </table:table-cell>
        </table:table-row>
        <table:table-row table:style-name="ro1">
          <table:table-cell table:formula="of:=[.A48]+[.$B$4]" office:value-type="float" office:value="0.2521" calcext:value-type="float">
            <text:p>0.2521</text:p>
          </table:table-cell>
          <table:table-cell table:style-name="ce1" table:formula="of:=ABS(SIN(PI()*[.B$2]*[.A49])/SIN(PI()*[.A49]/[.B$1]))^[.$B$3]" office:value-type="float" office:value="129.445007490922" calcext:value-type="float">
            <text:p>129</text:p>
          </table:table-cell>
          <table:table-cell table:formula="of:=20*LOG10([.B49])" office:value-type="float" office:value="42.241706099519" calcext:value-type="float">
            <text:p>42.2</text:p>
          </table:table-cell>
        </table:table-row>
        <table:table-row table:style-name="ro1">
          <table:table-cell table:formula="of:=[.A49]+[.$B$4]" office:value-type="float" office:value="0.2581" calcext:value-type="float">
            <text:p>0.2581</text:p>
          </table:table-cell>
          <table:table-cell table:style-name="ce1" table:formula="of:=ABS(SIN(PI()*[.B$2]*[.A50])/SIN(PI()*[.A50]/[.B$1]))^[.$B$3]" office:value-type="float" office:value="123.213768072198" calcext:value-type="float">
            <text:p>123</text:p>
          </table:table-cell>
          <table:table-cell table:formula="of:=20*LOG10([.B50])" office:value-type="float" office:value="41.8131847837916" calcext:value-type="float">
            <text:p>41.8</text:p>
          </table:table-cell>
        </table:table-row>
        <table:table-row table:style-name="ro1">
          <table:table-cell table:formula="of:=[.A50]+[.$B$4]" office:value-type="float" office:value="0.2641" calcext:value-type="float">
            <text:p>0.2641</text:p>
          </table:table-cell>
          <table:table-cell table:style-name="ce1" table:formula="of:=ABS(SIN(PI()*[.B$2]*[.A51])/SIN(PI()*[.A51]/[.B$1]))^[.$B$3]" office:value-type="float" office:value="117.075497701541" calcext:value-type="float">
            <text:p>117</text:p>
          </table:table-cell>
          <table:table-cell table:formula="of:=20*LOG10([.B51])" office:value-type="float" office:value="41.3693202538867" calcext:value-type="float">
            <text:p>41.4</text:p>
          </table:table-cell>
        </table:table-row>
        <table:table-row table:style-name="ro1">
          <table:table-cell table:formula="of:=[.A51]+[.$B$4]" office:value-type="float" office:value="0.2701" calcext:value-type="float">
            <text:p>0.2701</text:p>
          </table:table-cell>
          <table:table-cell table:style-name="ce1" table:formula="of:=ABS(SIN(PI()*[.B$2]*[.A52])/SIN(PI()*[.A52]/[.B$1]))^[.$B$3]" office:value-type="float" office:value="111.039624755816" calcext:value-type="float">
            <text:p>111</text:p>
          </table:table-cell>
          <table:table-cell table:formula="of:=20*LOG10([.B52])" office:value-type="float" office:value="40.9095597094141" calcext:value-type="float">
            <text:p>40.9</text:p>
          </table:table-cell>
        </table:table-row>
        <table:table-row table:style-name="ro1">
          <table:table-cell table:formula="of:=[.A52]+[.$B$4]" office:value-type="float" office:value="0.2761" calcext:value-type="float">
            <text:p>0.2761</text:p>
          </table:table-cell>
          <table:table-cell table:style-name="ce1" table:formula="of:=ABS(SIN(PI()*[.B$2]*[.A53])/SIN(PI()*[.A53]/[.B$1]))^[.$B$3]" office:value-type="float" office:value="105.115141882374" calcext:value-type="float">
            <text:p>105</text:p>
          </table:table-cell>
          <table:table-cell table:formula="of:=20*LOG10([.B53])" office:value-type="float" office:value="40.4333056169107" calcext:value-type="float">
            <text:p>40.4</text:p>
          </table:table-cell>
        </table:table-row>
        <table:table-row table:style-name="ro1">
          <table:table-cell table:formula="of:=[.A53]+[.$B$4]" office:value-type="float" office:value="0.2821" calcext:value-type="float">
            <text:p>0.2821</text:p>
          </table:table-cell>
          <table:table-cell table:style-name="ce1" table:formula="of:=ABS(SIN(PI()*[.B$2]*[.A54])/SIN(PI()*[.A54]/[.B$1]))^[.$B$3]" office:value-type="float" office:value="99.310586744316" calcext:value-type="float">
            <text:p>99</text:p>
          </table:table-cell>
          <table:table-cell table:formula="of:=20*LOG10([.B54])" office:value-type="float" office:value="39.9399109557209" calcext:value-type="float">
            <text:p>39.9</text:p>
          </table:table-cell>
        </table:table-row>
        <table:table-row table:style-name="ro1">
          <table:table-cell table:formula="of:=[.A54]+[.$B$4]" office:value-type="float" office:value="0.2881" calcext:value-type="float">
            <text:p>0.2881</text:p>
          </table:table-cell>
          <table:table-cell table:style-name="ce1" table:formula="of:=ABS(SIN(PI()*[.B$2]*[.A55])/SIN(PI()*[.A55]/[.B$1]))^[.$B$3]" office:value-type="float" office:value="93.6340244334138" calcext:value-type="float">
            <text:p>94</text:p>
          </table:table-cell>
          <table:table-cell table:formula="of:=20*LOG10([.B55])" office:value-type="float" office:value="39.4286737992525" calcext:value-type="float">
            <text:p>39.4</text:p>
          </table:table-cell>
        </table:table-row>
        <table:table-row table:style-name="ro1">
          <table:table-cell table:formula="of:=[.A55]+[.$B$4]" office:value-type="float" office:value="0.2941" calcext:value-type="float">
            <text:p>0.2941</text:p>
          </table:table-cell>
          <table:table-cell table:style-name="ce1" table:formula="of:=ABS(SIN(PI()*[.B$2]*[.A56])/SIN(PI()*[.A56]/[.B$1]))^[.$B$3]" office:value-type="float" office:value="88.093031594391" calcext:value-type="float">
            <text:p>88</text:p>
          </table:table-cell>
          <table:table-cell table:formula="of:=20*LOG10([.B56])" office:value-type="float" office:value="38.8988311172088" calcext:value-type="float">
            <text:p>38.9</text:p>
          </table:table-cell>
        </table:table-row>
        <table:table-row table:style-name="ro1">
          <table:table-cell table:formula="of:=[.A56]+[.$B$4]" office:value-type="float" office:value="0.3001" calcext:value-type="float">
            <text:p>0.3001</text:p>
          </table:table-cell>
          <table:table-cell table:style-name="ce1" table:formula="of:=ABS(SIN(PI()*[.B$2]*[.A57])/SIN(PI()*[.A57]/[.B$1]))^[.$B$3]" office:value-type="float" office:value="82.6946822978208" calcext:value-type="float">
            <text:p>83</text:p>
          </table:table-cell>
          <table:table-cell table:formula="of:=20*LOG10([.B57])" office:value-type="float" office:value="38.3495516607085" calcext:value-type="float">
            <text:p>38.3</text:p>
          </table:table-cell>
        </table:table-row>
        <table:table-row table:style-name="ro1">
          <table:table-cell table:formula="of:=[.A57]+[.$B$4]" office:value-type="float" office:value="0.3061" calcext:value-type="float">
            <text:p>0.3061</text:p>
          </table:table-cell>
          <table:table-cell table:style-name="ce1" table:formula="of:=ABS(SIN(PI()*[.B$2]*[.A58])/SIN(PI()*[.A58]/[.B$1]))^[.$B$3]" office:value-type="float" office:value="77.4455356922511" calcext:value-type="float">
            <text:p>77</text:p>
          </table:table-cell>
          <table:table-cell table:formula="of:=20*LOG10([.B58])" office:value-type="float" office:value="37.7799277627306" calcext:value-type="float">
            <text:p>37.8</text:p>
          </table:table-cell>
        </table:table-row>
        <table:table-row table:style-name="ro1">
          <table:table-cell table:formula="of:=[.A58]+[.$B$4]" office:value-type="float" office:value="0.3121" calcext:value-type="float">
            <text:p>0.3121</text:p>
          </table:table-cell>
          <table:table-cell table:style-name="ce1" table:formula="of:=ABS(SIN(PI()*[.B$2]*[.A59])/SIN(PI()*[.A59]/[.B$1]))^[.$B$3]" office:value-type="float" office:value="72.3516254595106" calcext:value-type="float">
            <text:p>72</text:p>
          </table:table-cell>
          <table:table-cell table:formula="of:=20*LOG10([.B59])" office:value-type="float" office:value="37.1889658494373" calcext:value-type="float">
            <text:p>37.2</text:p>
          </table:table-cell>
        </table:table-row>
        <table:table-row table:style-name="ro1">
          <table:table-cell table:formula="of:=[.A59]+[.$B$4]" office:value-type="float" office:value="0.3181" calcext:value-type="float">
            <text:p>0.3181</text:p>
          </table:table-cell>
          <table:table-cell table:style-name="ce1" table:formula="of:=ABS(SIN(PI()*[.B$2]*[.A60])/SIN(PI()*[.A60]/[.B$1]))^[.$B$3]" office:value-type="float" office:value="67.4184510904246" calcext:value-type="float">
            <text:p>67</text:p>
          </table:table-cell>
          <table:table-cell table:formula="of:=20*LOG10([.B60])" office:value-type="float" office:value="36.5755754114568" calcext:value-type="float">
            <text:p>36.6</text:p>
          </table:table-cell>
        </table:table-row>
        <table:table-row table:style-name="ro1">
          <table:table-cell table:formula="of:=[.A60]+[.$B$4]" office:value-type="float" office:value="0.3241" calcext:value-type="float">
            <text:p>0.3241</text:p>
          </table:table-cell>
          <table:table-cell table:style-name="ce1" table:formula="of:=ABS(SIN(PI()*[.B$2]*[.A61])/SIN(PI()*[.A61]/[.B$1]))^[.$B$3]" office:value-type="float" office:value="62.6509709914369" calcext:value-type="float">
            <text:p>63</text:p>
          </table:table-cell>
          <table:table-cell table:formula="of:=20*LOG10([.B61])" office:value-type="float" office:value="35.9385561252642" calcext:value-type="float">
            <text:p>35.9</text:p>
          </table:table-cell>
        </table:table-row>
        <table:table-row table:style-name="ro1">
          <table:table-cell table:formula="of:=[.A61]+[.$B$4]" office:value-type="float" office:value="0.3301" calcext:value-type="float">
            <text:p>0.3301</text:p>
          </table:table-cell>
          <table:table-cell table:style-name="ce1" table:formula="of:=ABS(SIN(PI()*[.B$2]*[.A62])/SIN(PI()*[.A62]/[.B$1]))^[.$B$3]" office:value-type="float" office:value="58.053597425907" calcext:value-type="float">
            <text:p>58</text:p>
          </table:table-cell>
          <table:table-cell table:formula="of:=20*LOG10([.B62])" office:value-type="float" office:value="35.2765827394806" calcext:value-type="float">
            <text:p>35.3</text:p>
          </table:table-cell>
        </table:table-row>
        <table:table-row table:style-name="ro1">
          <table:table-cell table:formula="of:=[.A62]+[.$B$4]" office:value-type="float" office:value="0.3361" calcext:value-type="float">
            <text:p>0.3361</text:p>
          </table:table-cell>
          <table:table-cell table:style-name="ce1" table:formula="of:=ABS(SIN(PI()*[.B$2]*[.A63])/SIN(PI()*[.A63]/[.B$1]))^[.$B$3]" office:value-type="float" office:value="53.6301932871643" calcext:value-type="float">
            <text:p>54</text:p>
          </table:table-cell>
          <table:table-cell table:formula="of:=20*LOG10([.B63])" office:value-type="float" office:value="34.5881872439034" calcext:value-type="float">
            <text:p>34.6</text:p>
          </table:table-cell>
        </table:table-row>
        <table:table-row table:style-name="ro1">
          <table:table-cell table:formula="of:=[.A63]+[.$B$4]" office:value-type="float" office:value="0.3421" calcext:value-type="float">
            <text:p>0.3421</text:p>
          </table:table-cell>
          <table:table-cell table:style-name="ce1" table:formula="of:=ABS(SIN(PI()*[.B$2]*[.A64])/SIN(PI()*[.A64]/[.B$1]))^[.$B$3]" office:value-type="float" office:value="49.3840706937749" calcext:value-type="float">
            <text:p>49</text:p>
          </table:table-cell>
          <table:table-cell table:formula="of:=20*LOG10([.B64])" office:value-type="float" office:value="33.871737713125" calcext:value-type="float">
            <text:p>33.9</text:p>
          </table:table-cell>
        </table:table-row>
        <table:table-row table:style-name="ro1">
          <table:table-cell table:formula="of:=[.A64]+[.$B$4]" office:value-type="float" office:value="0.3481" calcext:value-type="float">
            <text:p>0.3481</text:p>
          </table:table-cell>
          <table:table-cell table:style-name="ce1" table:formula="of:=ABS(SIN(PI()*[.B$2]*[.A65])/SIN(PI()*[.A65]/[.B$1]))^[.$B$3]" office:value-type="float" office:value="45.3179913909365" calcext:value-type="float">
            <text:p>45</text:p>
          </table:table-cell>
          <table:table-cell table:formula="of:=20*LOG10([.B65])" office:value-type="float" office:value="33.125413051557" calcext:value-type="float">
            <text:p>33.1</text:p>
          </table:table-cell>
        </table:table-row>
        <table:table-row table:style-name="ro1">
          <table:table-cell table:formula="of:=[.A65]+[.$B$4]" office:value-type="float" office:value="0.3541" calcext:value-type="float">
            <text:p>0.3541</text:p>
          </table:table-cell>
          <table:table-cell table:style-name="ce1" table:formula="of:=ABS(SIN(PI()*[.B$2]*[.A66])/SIN(PI()*[.A66]/[.B$1]))^[.$B$3]" office:value-type="float" office:value="41.4341689354902" calcext:value-type="float">
            <text:p>41</text:p>
          </table:table-cell>
          <table:table-cell table:formula="of:=20*LOG10([.B66])" office:value-type="float" office:value="32.3471726483897" calcext:value-type="float">
            <text:p>32.3</text:p>
          </table:table-cell>
        </table:table-row>
        <table:table-row table:style-name="ro1">
          <table:table-cell table:formula="of:=[.A66]+[.$B$4]" office:value-type="float" office:value="0.3601" calcext:value-type="float">
            <text:p>0.3601</text:p>
          </table:table-cell>
          <table:table-cell table:style-name="ce1" table:formula="of:=ABS(SIN(PI()*[.B$2]*[.A67])/SIN(PI()*[.A67]/[.B$1]))^[.$B$3]" office:value-type="float" office:value="37.7342726357524" calcext:value-type="float">
            <text:p>38</text:p>
          </table:table-cell>
          <table:table-cell table:formula="of:=20*LOG10([.B67])" office:value-type="float" office:value="31.5347196593197" calcext:value-type="float">
            <text:p>31.5</text:p>
          </table:table-cell>
        </table:table-row>
        <table:table-row table:style-name="ro1">
          <table:table-cell table:formula="of:=[.A67]+[.$B$4]" office:value-type="float" office:value="0.3661" calcext:value-type="float">
            <text:p>0.3661</text:p>
          </table:table-cell>
          <table:table-cell table:style-name="ce1" table:formula="of:=ABS(SIN(PI()*[.B$2]*[.A68])/SIN(PI()*[.A68]/[.B$1]))^[.$B$3]" office:value-type="float" office:value="34.2194332112359" calcext:value-type="float">
            <text:p>34</text:p>
          </table:table-cell>
          <table:table-cell table:formula="of:=20*LOG10([.B68])" office:value-type="float" office:value="30.685456237783" calcext:value-type="float">
            <text:p>30.7</text:p>
          </table:table-cell>
        </table:table-row>
        <table:table-row table:style-name="ro1">
          <table:table-cell table:formula="of:=[.A68]+[.$B$4]" office:value-type="float" office:value="0.3721" calcext:value-type="float">
            <text:p>0.3721</text:p>
          </table:table-cell>
          <table:table-cell table:style-name="ce1" table:formula="of:=ABS(SIN(PI()*[.B$2]*[.A69])/SIN(PI()*[.A69]/[.B$1]))^[.$B$3]" office:value-type="float" office:value="30.8902501313919" calcext:value-type="float">
            <text:p>31</text:p>
          </table:table-cell>
          <table:table-cell table:formula="of:=20*LOG10([.B69])" office:value-type="float" office:value="29.7964284996279" calcext:value-type="float">
            <text:p>29.8</text:p>
          </table:table-cell>
        </table:table-row>
        <table:table-row table:style-name="ro1">
          <table:table-cell table:formula="of:=[.A69]+[.$B$4]" office:value-type="float" office:value="0.3781" calcext:value-type="float">
            <text:p>0.3781</text:p>
          </table:table-cell>
          <table:table-cell table:style-name="ce1" table:formula="of:=ABS(SIN(PI()*[.B$2]*[.A70])/SIN(PI()*[.A70]/[.B$1]))^[.$B$3]" office:value-type="float" office:value="27.7468005867614" calcext:value-type="float">
            <text:p>28</text:p>
          </table:table-cell>
          <table:table-cell table:formula="of:=20*LOG10([.B70])" office:value-type="float" office:value="28.8642582589967" calcext:value-type="float">
            <text:p>28.9</text:p>
          </table:table-cell>
        </table:table-row>
        <table:table-row table:style-name="ro1">
          <table:table-cell table:formula="of:=[.A70]+[.$B$4]" office:value-type="float" office:value="0.3841" calcext:value-type="float">
            <text:p>0.3841</text:p>
          </table:table-cell>
          <table:table-cell table:style-name="ce1" table:formula="of:=ABS(SIN(PI()*[.B$2]*[.A71])/SIN(PI()*[.A71]/[.B$1]))^[.$B$3]" office:value-type="float" office:value="24.7886500404153" calcext:value-type="float">
            <text:p>25</text:p>
          </table:table-cell>
          <table:table-cell table:formula="of:=20*LOG10([.B71])" office:value-type="float" office:value="27.8850575253022" calcext:value-type="float">
            <text:p>27.9</text:p>
          </table:table-cell>
        </table:table-row>
        <table:table-row table:style-name="ro1">
          <table:table-cell table:formula="of:=[.A71]+[.$B$4]" office:value-type="float" office:value="0.3901" calcext:value-type="float">
            <text:p>0.3901</text:p>
          </table:table-cell>
          <table:table-cell table:style-name="ce1" table:formula="of:=ABS(SIN(PI()*[.B$2]*[.A72])/SIN(PI()*[.A72]/[.B$1]))^[.$B$3]" office:value-type="float" office:value="22.0148643022992" calcext:value-type="float">
            <text:p>22</text:p>
          </table:table-cell>
          <table:table-cell table:formula="of:=20*LOG10([.B72])" office:value-type="float" office:value="26.8543202570108" calcext:value-type="float">
            <text:p>26.9</text:p>
          </table:table-cell>
        </table:table-row>
        <table:table-row table:style-name="ro1">
          <table:table-cell table:formula="of:=[.A72]+[.$B$4]" office:value-type="float" office:value="0.3961" calcext:value-type="float">
            <text:p>0.3961</text:p>
          </table:table-cell>
          <table:table-cell table:style-name="ce1" table:formula="of:=ABS(SIN(PI()*[.B$2]*[.A73])/SIN(PI()*[.A73]/[.B$1]))^[.$B$3]" office:value-type="float" office:value="19.4240230641001" calcext:value-type="float">
            <text:p>19</text:p>
          </table:table-cell>
          <table:table-cell table:formula="of:=20*LOG10([.B73])" office:value-type="float" office:value="25.7667837015415" calcext:value-type="float">
            <text:p>25.8</text:p>
          </table:table-cell>
        </table:table-row>
        <table:table-row table:style-name="ro1">
          <table:table-cell table:formula="of:=[.A73]+[.$B$4]" office:value-type="float" office:value="0.4021" calcext:value-type="float">
            <text:p>0.4021</text:p>
          </table:table-cell>
          <table:table-cell table:style-name="ce1" table:formula="of:=ABS(SIN(PI()*[.B$2]*[.A74])/SIN(PI()*[.A74]/[.B$1]))^[.$B$3]" office:value-type="float" office:value="17.0142348275374" calcext:value-type="float">
            <text:p>17</text:p>
          </table:table-cell>
          <table:table-cell table:formula="of:=20*LOG10([.B74])" office:value-type="float" office:value="24.6162484513571" calcext:value-type="float">
            <text:p>24.6</text:p>
          </table:table-cell>
        </table:table-row>
        <table:table-row table:style-name="ro1">
          <table:table-cell table:formula="of:=[.A74]+[.$B$4]" office:value-type="float" office:value="0.4081" calcext:value-type="float">
            <text:p>0.4081</text:p>
          </table:table-cell>
          <table:table-cell table:style-name="ce1" table:formula="of:=ABS(SIN(PI()*[.B$2]*[.A75])/SIN(PI()*[.A75]/[.B$1]))^[.$B$3]" office:value-type="float" office:value="14.7831531545703" calcext:value-type="float">
            <text:p>15</text:p>
          </table:table-cell>
          <table:table-cell table:formula="of:=20*LOG10([.B75])" office:value-type="float" office:value="23.3953415249895" calcext:value-type="float">
            <text:p>23.4</text:p>
          </table:table-cell>
        </table:table-row>
        <table:table-row table:style-name="ro1">
          <table:table-cell table:formula="of:=[.A75]+[.$B$4]" office:value-type="float" office:value="0.4141" calcext:value-type="float">
            <text:p>0.4141</text:p>
          </table:table-cell>
          <table:table-cell table:style-name="ce1" table:formula="of:=ABS(SIN(PI()*[.B$2]*[.A76])/SIN(PI()*[.A76]/[.B$1]))^[.$B$3]" office:value-type="float" office:value="12.7279941639101" calcext:value-type="float">
            <text:p>13</text:p>
          </table:table-cell>
          <table:table-cell table:formula="of:=20*LOG10([.B76])" office:value-type="float" office:value="22.0951993500831" calcext:value-type="float">
            <text:p>22.1</text:p>
          </table:table-cell>
        </table:table-row>
        <table:table-row table:style-name="ro1">
          <table:table-cell table:formula="of:=[.A76]+[.$B$4]" office:value-type="float" office:value="0.4201" calcext:value-type="float">
            <text:p>0.4201</text:p>
          </table:table-cell>
          <table:table-cell table:style-name="ce1" table:formula="of:=ABS(SIN(PI()*[.B$2]*[.A77])/SIN(PI()*[.A77]/[.B$1]))^[.$B$3]" office:value-type="float" office:value="10.8455551944623" calcext:value-type="float">
            <text:p>11</text:p>
          </table:table-cell>
          <table:table-cell table:formula="of:=20*LOG10([.B77])" office:value-type="float" office:value="20.7050357774786" calcext:value-type="float">
            <text:p>20.7</text:p>
          </table:table-cell>
        </table:table-row>
        <table:table-row table:style-name="ro1">
          <table:table-cell table:formula="of:=[.A77]+[.$B$4]" office:value-type="float" office:value="0.4261" calcext:value-type="float">
            <text:p>0.4261</text:p>
          </table:table-cell>
          <table:table-cell table:style-name="ce1" table:formula="of:=ABS(SIN(PI()*[.B$2]*[.A78])/SIN(PI()*[.A78]/[.B$1]))^[.$B$3]" office:value-type="float" office:value="9.13223455289148" calcext:value-type="float">
            <text:p>9</text:p>
          </table:table-cell>
          <table:table-cell table:formula="of:=20*LOG10([.B78])" office:value-type="float" office:value="19.2115411481693" calcext:value-type="float">
            <text:p>19.2</text:p>
          </table:table-cell>
        </table:table-row>
        <table:table-row table:style-name="ro1">
          <table:table-cell table:formula="of:=[.A78]+[.$B$4]" office:value-type="float" office:value="0.4321" calcext:value-type="float">
            <text:p>0.4321</text:p>
          </table:table-cell>
          <table:table-cell table:style-name="ce1" table:formula="of:=ABS(SIN(PI()*[.B$2]*[.A79])/SIN(PI()*[.A79]/[.B$1]))^[.$B$3]" office:value-type="float" office:value="7.5840522594289" calcext:value-type="float">
            <text:p>8</text:p>
          </table:table-cell>
          <table:table-cell table:formula="of:=20*LOG10([.B79])" office:value-type="float" office:value="17.5980263386661" calcext:value-type="float">
            <text:p>17.6</text:p>
          </table:table-cell>
        </table:table-row>
        <table:table-row table:style-name="ro1">
          <table:table-cell table:formula="of:=[.A79]+[.$B$4]" office:value-type="float" office:value="0.4381" calcext:value-type="float">
            <text:p>0.4381</text:p>
          </table:table-cell>
          <table:table-cell table:style-name="ce1" table:formula="of:=ABS(SIN(PI()*[.B$2]*[.A80])/SIN(PI()*[.A80]/[.B$1]))^[.$B$3]" office:value-type="float" office:value="6.19667170332816" calcext:value-type="float">
            <text:p>6</text:p>
          </table:table-cell>
          <table:table-cell table:formula="of:=20*LOG10([.B80])" office:value-type="float" office:value="15.8431697609481" calcext:value-type="float">
            <text:p>15.8</text:p>
          </table:table-cell>
        </table:table-row>
        <table:table-row table:style-name="ro1">
          <table:table-cell table:formula="of:=[.A80]+[.$B$4]" office:value-type="float" office:value="0.4441" calcext:value-type="float">
            <text:p>0.4441</text:p>
          </table:table-cell>
          <table:table-cell table:style-name="ce1" table:formula="of:=ABS(SIN(PI()*[.B$2]*[.A81])/SIN(PI()*[.A81]/[.B$1]))^[.$B$3]" office:value-type="float" office:value="4.96542211703066" calcext:value-type="float">
            <text:p>5</text:p>
          </table:table-cell>
          <table:table-cell table:formula="of:=20*LOG10([.B81])" office:value-type="float" office:value="13.9191234868582" calcext:value-type="float">
            <text:p>13.9</text:p>
          </table:table-cell>
        </table:table-row>
        <table:table-row table:style-name="ro1">
          <table:table-cell table:formula="of:=[.A81]+[.$B$4]" office:value-type="float" office:value="0.4501" calcext:value-type="float">
            <text:p>0.4501</text:p>
          </table:table-cell>
          <table:table-cell table:style-name="ce1" table:formula="of:=ABS(SIN(PI()*[.B$2]*[.A82])/SIN(PI()*[.A82]/[.B$1]))^[.$B$3]" office:value-type="float" office:value="3.88532177613285" calcext:value-type="float">
            <text:p>4</text:p>
          </table:table-cell>
          <table:table-cell table:formula="of:=20*LOG10([.B82])" office:value-type="float" office:value="11.7885398440102" calcext:value-type="float">
            <text:p>11.8</text:p>
          </table:table-cell>
        </table:table-row>
        <table:table-row table:style-name="ro1">
          <table:table-cell table:formula="of:=[.A82]+[.$B$4]" office:value-type="float" office:value="0.4561" calcext:value-type="float">
            <text:p>0.4561</text:p>
          </table:table-cell>
          <table:table-cell table:style-name="ce1" table:formula="of:=ABS(SIN(PI()*[.B$2]*[.A83])/SIN(PI()*[.A83]/[.B$1]))^[.$B$3]" office:value-type="float" office:value="2.95110183066031" calcext:value-type="float">
            <text:p>3</text:p>
          </table:table-cell>
          <table:table-cell table:formula="of:=20*LOG10([.B83])" office:value-type="float" office:value="9.39968391030314" calcext:value-type="float">
            <text:p>9.4</text:p>
          </table:table-cell>
        </table:table-row>
        <table:table-row table:style-name="ro1">
          <table:table-cell table:formula="of:=[.A83]+[.$B$4]" office:value-type="float" office:value="0.4621" calcext:value-type="float">
            <text:p>0.4621</text:p>
          </table:table-cell>
          <table:table-cell table:style-name="ce1" table:formula="of:=ABS(SIN(PI()*[.B$2]*[.A84])/SIN(PI()*[.A84]/[.B$1]))^[.$B$3]" office:value-type="float" office:value="2.15723067194759" calcext:value-type="float">
            <text:p>2</text:p>
          </table:table-cell>
          <table:table-cell table:formula="of:=20*LOG10([.B84])" office:value-type="float" office:value="6.67793173095859" calcext:value-type="float">
            <text:p>6.7</text:p>
          </table:table-cell>
        </table:table-row>
        <table:table-row table:style-name="ro1">
          <table:table-cell table:formula="of:=[.A84]+[.$B$4]" office:value-type="float" office:value="0.4681" calcext:value-type="float">
            <text:p>0.4681</text:p>
          </table:table-cell>
          <table:table-cell table:style-name="ce1" table:formula="of:=ABS(SIN(PI()*[.B$2]*[.A85])/SIN(PI()*[.A85]/[.B$1]))^[.$B$3]" office:value-type="float" office:value="1.49793873860304" calcext:value-type="float">
            <text:p>1</text:p>
          </table:table-cell>
          <table:table-cell table:formula="of:=20*LOG10([.B85])" office:value-type="float" office:value="3.50988104656546" calcext:value-type="float">
            <text:p>3.5</text:p>
          </table:table-cell>
        </table:table-row>
        <table:table-row table:style-name="ro1">
          <table:table-cell table:formula="of:=[.A85]+[.$B$4]" office:value-type="float" office:value="0.4741" calcext:value-type="float">
            <text:p>0.4741</text:p>
          </table:table-cell>
          <table:table-cell table:style-name="ce1" table:formula="of:=ABS(SIN(PI()*[.B$2]*[.A86])/SIN(PI()*[.A86]/[.B$1]))^[.$B$3]" office:value-type="float" office:value="0.967243664602381" calcext:value-type="float">
            <text:p>1</text:p>
          </table:table-cell>
          <table:table-cell table:formula="of:=20*LOG10([.B86])" office:value-type="float" office:value="-0.28928212409067" calcext:value-type="float">
            <text:p>-0.3</text:p>
          </table:table-cell>
        </table:table-row>
        <table:table-row table:style-name="ro1">
          <table:table-cell table:formula="of:=[.A86]+[.$B$4]" office:value-type="float" office:value="0.4801" calcext:value-type="float">
            <text:p>0.4801</text:p>
          </table:table-cell>
          <table:table-cell table:style-name="ce1" table:formula="of:=ABS(SIN(PI()*[.B$2]*[.A87])/SIN(PI()*[.A87]/[.B$1]))^[.$B$3]" office:value-type="float" office:value="0.558975672502003" calcext:value-type="float">
            <text:p>1</text:p>
          </table:table-cell>
          <table:table-cell table:formula="of:=20*LOG10([.B87])" office:value-type="float" office:value="-5.05214185758619" calcext:value-type="float">
            <text:p>-5.1</text:p>
          </table:table-cell>
        </table:table-row>
        <table:table-row table:style-name="ro1">
          <table:table-cell table:formula="of:=[.A87]+[.$B$4]" office:value-type="float" office:value="0.4861" calcext:value-type="float">
            <text:p>0.4861</text:p>
          </table:table-cell>
          <table:table-cell table:style-name="ce1" table:formula="of:=ABS(SIN(PI()*[.B$2]*[.A88])/SIN(PI()*[.A88]/[.B$1]))^[.$B$3]" office:value-type="float" office:value="0.266803115089994" calcext:value-type="float">
            <text:p>0</text:p>
          </table:table-cell>
          <table:table-cell table:formula="of:=20*LOG10([.B88])" office:value-type="float" office:value="-11.4761820814293" calcext:value-type="float">
            <text:p>-11.5</text:p>
          </table:table-cell>
        </table:table-row>
        <table:table-row table:style-name="ro1">
          <table:table-cell table:formula="of:=[.A88]+[.$B$4]" office:value-type="float" office:value="0.4921" calcext:value-type="float">
            <text:p>0.4921</text:p>
          </table:table-cell>
          <table:table-cell table:style-name="ce1" table:formula="of:=ABS(SIN(PI()*[.B$2]*[.A89])/SIN(PI()*[.A89]/[.B$1]))^[.$B$3]" office:value-type="float" office:value="0.0842580694952988" calcext:value-type="float">
            <text:p>0</text:p>
          </table:table-cell>
          <table:table-cell table:formula="of:=20*LOG10([.B89])" office:value-type="float" office:value="-21.4877699113383" calcext:value-type="float">
            <text:p>-21.5</text:p>
          </table:table-cell>
        </table:table-row>
        <table:table-row table:style-name="ro1">
          <table:table-cell table:formula="of:=[.A89]+[.$B$4]" office:value-type="float" office:value="0.4981" calcext:value-type="float">
            <text:p>0.4981</text:p>
          </table:table-cell>
          <table:table-cell table:style-name="ce1" table:formula="of:=ABS(SIN(PI()*[.B$2]*[.A90])/SIN(PI()*[.A90]/[.B$1]))^[.$B$3]" office:value-type="float" office:value="0.00476188884550719" calcext:value-type="float">
            <text:p>0</text:p>
          </table:table-cell>
          <table:table-cell table:formula="of:=20*LOG10([.B90])" office:value-type="float" office:value="-46.4444149268222" calcext:value-type="float">
            <text:p>-46.4</text:p>
          </table:table-cell>
        </table:table-row>
        <table:table-row table:style-name="ro1">
          <table:table-cell table:formula="of:=[.A90]+[.$B$4]" office:value-type="float" office:value="0.5041" calcext:value-type="float">
            <text:p>0.5041</text:p>
          </table:table-cell>
          <table:table-cell table:style-name="ce1" table:formula="of:=ABS(SIN(PI()*[.B$2]*[.A91])/SIN(PI()*[.A91]/[.B$1]))^[.$B$3]" office:value-type="float" office:value="0.0216506179954855" calcext:value-type="float">
            <text:p>0</text:p>
          </table:table-cell>
          <table:table-cell table:formula="of:=20*LOG10([.B91])" office:value-type="float" office:value="-33.2905940525415" calcext:value-type="float">
            <text:p>-33.3</text:p>
          </table:table-cell>
        </table:table-row>
        <table:table-row table:style-name="ro1">
          <table:table-cell table:formula="of:=[.A91]+[.$B$4]" office:value-type="float" office:value="0.5101" calcext:value-type="float">
            <text:p>0.5101</text:p>
          </table:table-cell>
          <table:table-cell table:style-name="ce1" table:formula="of:=ABS(SIN(PI()*[.B$2]*[.A92])/SIN(PI()*[.A92]/[.B$1]))^[.$B$3]" office:value-type="float" office:value="0.128200181631864" calcext:value-type="float">
            <text:p>0</text:p>
          </table:table-cell>
          <table:table-cell table:formula="of:=20*LOG10([.B92])" office:value-type="float" office:value="-17.8422271903128" calcext:value-type="float">
            <text:p>-17.8</text:p>
          </table:table-cell>
        </table:table-row>
        <table:table-row table:style-name="ro1">
          <table:table-cell table:formula="of:=[.A92]+[.$B$4]" office:value-type="float" office:value="0.5161" calcext:value-type="float">
            <text:p>0.5161</text:p>
          </table:table-cell>
          <table:table-cell table:style-name="ce1" table:formula="of:=ABS(SIN(PI()*[.B$2]*[.A93])/SIN(PI()*[.A93]/[.B$1]))^[.$B$3]" office:value-type="float" office:value="0.317651255182462" calcext:value-type="float">
            <text:p>0</text:p>
          </table:table-cell>
          <table:table-cell table:formula="of:=20*LOG10([.B93])" office:value-type="float" office:value="-9.9609884846641" calcext:value-type="float">
            <text:p>-10.0</text:p>
          </table:table-cell>
        </table:table-row>
        <table:table-row table:style-name="ro1">
          <table:table-cell table:formula="of:=[.A93]+[.$B$4]" office:value-type="float" office:value="0.5221" calcext:value-type="float">
            <text:p>0.5221</text:p>
          </table:table-cell>
          <table:table-cell table:style-name="ce1" table:formula="of:=ABS(SIN(PI()*[.B$2]*[.A94])/SIN(PI()*[.A94]/[.B$1]))^[.$B$3]" office:value-type="float" office:value="0.583233731412845" calcext:value-type="float">
            <text:p>1</text:p>
          </table:table-cell>
          <table:table-cell table:formula="of:=20*LOG10([.B94])" office:value-type="float" office:value="-4.68314732950694" calcext:value-type="float">
            <text:p>-4.7</text:p>
          </table:table-cell>
        </table:table-row>
        <table:table-row table:style-name="ro1">
          <table:table-cell table:formula="of:=[.A94]+[.$B$4]" office:value-type="float" office:value="0.5281" calcext:value-type="float">
            <text:p>0.5281</text:p>
          </table:table-cell>
          <table:table-cell table:style-name="ce1" table:formula="of:=ABS(SIN(PI()*[.B$2]*[.A95])/SIN(PI()*[.A95]/[.B$1]))^[.$B$3]" office:value-type="float" office:value="0.918190698361332" calcext:value-type="float">
            <text:p>1</text:p>
          </table:table-cell>
          <table:table-cell table:formula="of:=20*LOG10([.B95])" office:value-type="float" office:value="-0.741342222487035" calcext:value-type="float">
            <text:p>-0.7</text:p>
          </table:table-cell>
        </table:table-row>
        <table:table-row table:style-name="ro1">
          <table:table-cell table:formula="of:=[.A95]+[.$B$4]" office:value-type="float" office:value="0.5341" calcext:value-type="float">
            <text:p>0.5341</text:p>
          </table:table-cell>
          <table:table-cell table:style-name="ce1" table:formula="of:=ABS(SIN(PI()*[.B$2]*[.A96])/SIN(PI()*[.A96]/[.B$1]))^[.$B$3]" office:value-type="float" office:value="1.31580184733445" calcext:value-type="float">
            <text:p>1</text:p>
          </table:table-cell>
          <table:table-cell table:formula="of:=20*LOG10([.B96])" office:value-type="float" office:value="2.38380983588202" calcext:value-type="float">
            <text:p>2.4</text:p>
          </table:table-cell>
        </table:table-row>
        <table:table-row table:style-name="ro1">
          <table:table-cell table:formula="of:=[.A96]+[.$B$4]" office:value-type="float" office:value="0.5401" calcext:value-type="float">
            <text:p>0.5401</text:p>
          </table:table-cell>
          <table:table-cell table:style-name="ce1" table:formula="of:=ABS(SIN(PI()*[.B$2]*[.A97])/SIN(PI()*[.A97]/[.B$1]))^[.$B$3]" office:value-type="float" office:value="1.7694062330417" calcext:value-type="float">
            <text:p>2</text:p>
          </table:table-cell>
          <table:table-cell table:formula="of:=20*LOG10([.B97])" office:value-type="float" office:value="4.95655105632214" calcext:value-type="float">
            <text:p>5.0</text:p>
          </table:table-cell>
        </table:table-row>
        <table:table-row table:style-name="ro1">
          <table:table-cell table:formula="of:=[.A97]+[.$B$4]" office:value-type="float" office:value="0.5461" calcext:value-type="float">
            <text:p>0.5461</text:p>
          </table:table-cell>
          <table:table-cell table:style-name="ce1" table:formula="of:=ABS(SIN(PI()*[.B$2]*[.A98])/SIN(PI()*[.A98]/[.B$1]))^[.$B$3]" office:value-type="float" office:value="2.27242431157499" calcext:value-type="float">
            <text:p>2</text:p>
          </table:table-cell>
          <table:table-cell table:formula="of:=20*LOG10([.B98])" office:value-type="float" office:value="7.12978853875804" calcext:value-type="float">
            <text:p>7.1</text:p>
          </table:table-cell>
        </table:table-row>
        <table:table-row table:style-name="ro1">
          <table:table-cell table:formula="of:=[.A98]+[.$B$4]" office:value-type="float" office:value="0.5521" calcext:value-type="float">
            <text:p>0.5521</text:p>
          </table:table-cell>
          <table:table-cell table:style-name="ce1" table:formula="of:=ABS(SIN(PI()*[.B$2]*[.A99])/SIN(PI()*[.A99]/[.B$1]))^[.$B$3]" office:value-type="float" office:value="2.81837918581648" calcext:value-type="float">
            <text:p>3</text:p>
          </table:table-cell>
          <table:table-cell table:formula="of:=20*LOG10([.B99])" office:value-type="float" office:value="8.9999884570088" calcext:value-type="float">
            <text:p>9.0</text:p>
          </table:table-cell>
        </table:table-row>
        <table:table-row table:style-name="ro1">
          <table:table-cell table:formula="of:=[.A99]+[.$B$4]" office:value-type="float" office:value="0.5581" calcext:value-type="float">
            <text:p>0.5581</text:p>
          </table:table-cell>
          <table:table-cell table:style-name="ce1" table:formula="of:=ABS(SIN(PI()*[.B$2]*[.A100])/SIN(PI()*[.A100]/[.B$1]))^[.$B$3]" office:value-type="float" office:value="3.40091699197092" calcext:value-type="float">
            <text:p>3</text:p>
          </table:table-cell>
          <table:table-cell table:formula="of:=20*LOG10([.B100])" office:value-type="float" office:value="10.6319206400133" calcext:value-type="float">
            <text:p>10.6</text:p>
          </table:table-cell>
        </table:table-row>
        <table:table-row table:style-name="ro1">
          <table:table-cell table:formula="of:=[.A100]+[.$B$4]" office:value-type="float" office:value="0.5641" calcext:value-type="float">
            <text:p>0.5641</text:p>
          </table:table-cell>
          <table:table-cell table:style-name="ce1" table:formula="of:=ABS(SIN(PI()*[.B$2]*[.A101])/SIN(PI()*[.A101]/[.B$1]))^[.$B$3]" office:value-type="float" office:value="4.01382636524518" calcext:value-type="float">
            <text:p>4</text:p>
          </table:table-cell>
          <table:table-cell table:formula="of:=20*LOG10([.B101])" office:value-type="float" office:value="12.0711716268713" calcext:value-type="float">
            <text:p>12.1</text:p>
          </table:table-cell>
        </table:table-row>
        <table:table-row table:style-name="ro1">
          <table:table-cell table:formula="of:=[.A101]+[.$B$4]" office:value-type="float" office:value="0.5701" calcext:value-type="float">
            <text:p>0.5701</text:p>
          </table:table-cell>
          <table:table-cell table:style-name="ce1" table:formula="of:=ABS(SIN(PI()*[.B$2]*[.A102])/SIN(PI()*[.A102]/[.B$1]))^[.$B$3]" office:value-type="float" office:value="4.65105692721867" calcext:value-type="float">
            <text:p>5</text:p>
          </table:table-cell>
          <table:table-cell table:formula="of:=20*LOG10([.B102])" office:value-type="float" office:value="13.3510331029615" calcext:value-type="float">
            <text:p>13.4</text:p>
          </table:table-cell>
        </table:table-row>
        <table:table-row table:style-name="ro1">
          <table:table-cell table:formula="of:=[.A102]+[.$B$4]" office:value-type="float" office:value="0.5761" calcext:value-type="float">
            <text:p>0.5761</text:p>
          </table:table-cell>
          <table:table-cell table:style-name="ce1" table:formula="of:=ABS(SIN(PI()*[.B$2]*[.A103])/SIN(PI()*[.A103]/[.B$1]))^[.$B$3]" office:value-type="float" office:value="5.30673674214378" calcext:value-type="float">
            <text:p>5</text:p>
          </table:table-cell>
          <table:table-cell table:formula="of:=20*LOG10([.B103])" office:value-type="float" office:value="14.4965508715999" calcext:value-type="float">
            <text:p>14.5</text:p>
          </table:table-cell>
        </table:table-row>
        <table:table-row table:style-name="ro1">
          <table:table-cell table:formula="of:=[.A103]+[.$B$4]" office:value-type="float" office:value="0.5821" calcext:value-type="float">
            <text:p>0.5821</text:p>
          </table:table-cell>
          <table:table-cell table:style-name="ce1" table:formula="of:=ABS(SIN(PI()*[.B$2]*[.A104])/SIN(PI()*[.A104]/[.B$1]))^[.$B$3]" office:value-type="float" office:value="5.9751886942631" calcext:value-type="float">
            <text:p>6</text:p>
          </table:table-cell>
          <table:table-cell table:formula="of:=20*LOG10([.B104])" office:value-type="float" office:value="15.5270324939374" calcext:value-type="float">
            <text:p>15.5</text:p>
          </table:table-cell>
        </table:table-row>
        <table:table-row table:style-name="ro1">
          <table:table-cell table:formula="of:=[.A104]+[.$B$4]" office:value-type="float" office:value="0.5881" calcext:value-type="float">
            <text:p>0.5881</text:p>
          </table:table-cell>
          <table:table-cell table:style-name="ce1" table:formula="of:=ABS(SIN(PI()*[.B$2]*[.A105])/SIN(PI()*[.A105]/[.B$1]))^[.$B$3]" office:value-type="float" office:value="6.6509457432096" calcext:value-type="float">
            <text:p>7</text:p>
          </table:table-cell>
          <table:table-cell table:formula="of:=20*LOG10([.B105])" office:value-type="float" office:value="16.4576680996065" calcext:value-type="float">
            <text:p>16.5</text:p>
          </table:table-cell>
        </table:table-row>
        <table:table-row table:style-name="ro1">
          <table:table-cell table:formula="of:=[.A105]+[.$B$4]" office:value-type="float" office:value="0.5941" calcext:value-type="float">
            <text:p>0.5941</text:p>
          </table:table-cell>
          <table:table-cell table:style-name="ce1" table:formula="of:=ABS(SIN(PI()*[.B$2]*[.A106])/SIN(PI()*[.A106]/[.B$1]))^[.$B$3]" office:value-type="float" office:value="7.32876501964452" calcext:value-type="float">
            <text:p>7</text:p>
          </table:table-cell>
          <table:table-cell table:formula="of:=20*LOG10([.B106])" office:value-type="float" office:value="17.3006159448246" calcext:value-type="float">
            <text:p>17.3</text:p>
          </table:table-cell>
        </table:table-row>
        <table:table-row table:style-name="ro1">
          <table:table-cell table:formula="of:=[.A106]+[.$B$4]" office:value-type="float" office:value="0.6001" calcext:value-type="float">
            <text:p>0.6001</text:p>
          </table:table-cell>
          <table:table-cell table:style-name="ce1" table:formula="of:=ABS(SIN(PI()*[.B$2]*[.A107])/SIN(PI()*[.A107]/[.B$1]))^[.$B$3]" office:value-type="float" office:value="8.0036407284635" calcext:value-type="float">
            <text:p>8</text:p>
          </table:table-cell>
          <table:table-cell table:formula="of:=20*LOG10([.B107])" office:value-type="float" office:value="18.0657517113581" calcext:value-type="float">
            <text:p>18.1</text:p>
          </table:table-cell>
        </table:table-row>
        <table:table-row table:style-name="ro1" table:number-rows-repeated="10484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M" table:style-name="ta1">
        <table:shapes>
          <draw:frame draw:z-index="0" draw:name="Graphics 1" draw:style-name="gr2" draw:text-style-name="P1" svg:width="7.986cm" svg:height="6.458cm" svg:x="0.034cm" svg:y="5.208cm">
            <draw:image xlink:href="Pictures/200002040000366200002BFA08F8C2E3.svm" xlink:type="simple" xlink:show="embed" xlink:actuate="onLoad">
              <text:p/>
            </draw:image>
          </draw:frame>
          <draw:frame draw:z-index="1" draw:name="Graphics 3" draw:style-name="gr2" draw:text-style-name="P1" svg:width="7.931cm" svg:height="6.413cm" svg:x="0.069cm" svg:y="11.773cm">
            <draw:image xlink:href="Pictures/200001F20000366200002BFA2F649091.svm" xlink:type="simple" xlink:show="embed" xlink:actuate="onLoad">
              <text:p/>
            </draw:image>
          </draw:frame>
          <draw:frame draw:z-index="2" draw:name="Graphics 4" draw:style-name="gr2" draw:text-style-name="P1" svg:width="7.938cm" svg:height="6.419cm" svg:x="8.467cm" svg:y="11.815cm">
            <draw:image xlink:href="Pictures/200001F20000366200002BFA377FC101.svm" xlink:type="simple" xlink:show="embed" xlink:actuate="onLoad">
              <text:p/>
            </draw:image>
          </draw:frame>
          <draw:frame draw:z-index="3" draw:name="Graphics 5" draw:style-name="gr2" draw:text-style-name="P1" svg:width="7.905cm" svg:height="6.392cm" svg:x="0.069cm" svg:y="18.425cm">
            <draw:image xlink:href="Pictures/200001F80000366200002BFAFFA0187A.svm" xlink:type="simple" xlink:show="embed" xlink:actuate="onLoad">
              <text:p/>
            </draw:image>
          </draw:frame>
          <draw:frame draw:z-index="4" draw:name="Graphics 6" draw:style-name="gr2" draw:text-style-name="P1" svg:width="7.909cm" svg:height="6.396cm" svg:x="8.468cm" svg:y="18.282cm">
            <draw:image xlink:href="Pictures/2000020C0000366200002BFA06FCE346.svm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Base freq</text:p>
          </table:table-cell>
          <table:table-cell table:style-name="ce7" office:value-type="float" office:value="54000000" calcext:value-type="float">
            <text:p>5.40E+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BW</text:p>
          </table:table-cell>
          <table:table-cell table:style-name="ce7" table:formula="of:=20000" office:value-type="float" office:value="20000" calcext:value-type="float">
            <text:p>2.00E+004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>
            <text:p>PSG</text:p>
          </table:table-cell>
          <table:table-cell table:number-columns-repeated="7"/>
          <table:table-cell table:style-name="ce7" office:value-type="string" calcext:value-type="string">
            <text:p>DC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7" table:formula="of:=1/3" office:value-type="float" office:value="0.333333333333333" calcext:value-type="float">
            <text:p>0.33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table:formula="of:=1/20" office:value-type="float" office:value="0.05" calcext:value-type="float">
            <text:p>0.05</text:p>
          </table:table-cell>
        </table:table-row>
        <table:table-row table:style-name="ro1"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fs</text:p>
          </table:table-cell>
          <table:table-cell table:style-name="ce6" office:value-type="string" calcext:value-type="string">
            <text:p>Fcut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Zero</text:p>
          </table:table-cell>
          <table:table-cell table:style-name="ce6" office:value-type="string" calcext:value-type="string">
            <text:p>Gain (DC)</text:p>
          </table:table-cell>
          <table:table-cell table:style-name="ce6" office:value-type="string" calcext:value-type="string">
            <text:p>dBc</text:p>
          </table:table-cell>
          <table:table-cell table:style-name="ce13" office:value-type="string" calcext:value-type="string">
            <text:p>dBc</text:p>
          </table:table-cell>
          <table:table-cell table:number-columns-repeated="4" table:style-name="ce6" office:value-type="string" calcext:value-type="string">
            <text:p>dBc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table:style-name="ce1" table:formula="of:=[.B1]/7/6/24" office:value-type="float" office:value="53571.4285714286" calcext:value-type="float">
            <text:p>53571</text:p>
          </table:table-cell>
          <table:table-cell table:style-name="ce8" table:formula="of:=[.$B$2]/[.B6]" office:value-type="float" office:value="0.373333333333333" calcext:value-type="float">
            <text:p>0.3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[.E6]" office:value-type="float" office:value="1" calcext:value-type="float">
            <text:p>1</text:p>
          </table:table-cell>
          <table:table-cell table:formula="of:=([.D6]*[.E6])^[.F6]" office:value-type="float" office:value="4" calcext:value-type="float">
            <text:p>4</text:p>
          </table:table-cell>
          <table:table-cell table:style-name="ce2" table:formula="of:=20*LOG10([.H6])" office:value-type="float" office:value="12.0411998265592" calcext:value-type="float">
            <text:p>12.0</text:p>
          </table:table-cell>
          <table:table-cell table:style-name="ce14" table:formula="of:=20*LOG10(ABS(SIN(PI()*[.$E6]*[.$C6]/[.$J$4])/SIN(PI()*[.$C6]/[.$J$4]/[.$D6]))^[.$F6])-[.$I6]" office:value-type="float" office:value="-1.96678316876953" calcext:value-type="float">
            <text:p>-2.0</text:p>
          </table:table-cell>
          <table:table-cell table:style-name="ce2" table:formula="of:=20*LOG10(ABS(SIN(PI()*[.$E6]*[.$C6]/[.$J$4])/SIN(PI()*[.$C6]/[.$J$4]/[.$D6]))^[.$F6])-[.$I6]" office:value-type="float" office:value="-1.96678316876953" calcext:value-type="float">
            <text:p>-2.0</text:p>
          </table:table-cell>
          <table:table-cell table:style-name="ce2" table:formula="of:=20*LOG10(ABS(SIN(PI()*[.$E6]*[.$C6]/[.$J$4])/SIN(PI()*[.$C6]/[.$J$4]/[.$D6]))^[.$F6])-[.$I6]" office:value-type="float" office:value="-1.96678316876953" calcext:value-type="float">
            <text:p>-2.0</text:p>
          </table:table-cell>
          <table:table-cell table:style-name="ce2" table:formula="of:=20*LOG10(ABS(SIN(PI()*[.$E6]*[.$C6]/[.$J$4])/SIN(PI()*[.$C6]/[.$J$4]/[.$D6]))^[.$F6])-[.$I6]" office:value-type="float" office:value="-1.96678316876953" calcext:value-type="float">
            <text:p>-2.0</text:p>
          </table:table-cell>
          <table:table-cell table:style-name="ce2" table:formula="of:=20*LOG10(ABS(SIN(PI()*[.$E6]*[.$C6]/[.$J$4])/SIN(PI()*[.$C6]/[.$J$4]/[.$D6]))^[.$F6])-[.$I6]" office:value-type="float" office:value="-1.96678316876953" calcext:value-type="float">
            <text:p>-2.0</text:p>
          </table:table-cell>
        </table:table-row>
        <table:table-row table:style-name="ro1">
          <table:table-cell office:value-type="string" calcext:value-type="string">
            <text:p>interpolate</text:p>
          </table:table-cell>
          <table:table-cell table:style-name="ce1" table:formula="of:=[.B6]*[.D6]" office:value-type="float" office:value="214285.714285714" calcext:value-type="float">
            <text:p>214286</text:p>
          </table:table-cell>
          <table:table-cell table:style-name="ce8" table:formula="of:=[.$B$2]/[.B7]" office:value-type="float" office:value="0.0933333333333333" calcext:value-type="float">
            <text:p>0.09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/[.E7]" office:value-type="float" office:value="1" calcext:value-type="float">
            <text:p>1</text:p>
          </table:table-cell>
          <table:table-cell table:formula="of:=([.D7]*[.E7])^[.F7]" office:value-type="float" office:value="64" calcext:value-type="float">
            <text:p>64</text:p>
          </table:table-cell>
          <table:table-cell table:style-name="ce2" table:formula="of:=20*LOG10([.H7])" office:value-type="float" office:value="36.1235994796777" calcext:value-type="float">
            <text:p>36.1</text:p>
          </table:table-cell>
          <table:table-cell table:style-name="ce14" table:formula="of:=20*LOG10(ABS(SIN(PI()*[.$E7]*[.$C7]/[.$J$4])/SIN(PI()*[.$C7]/[.$J$4]/[.$D7]))^[.$F7])-[.$I7]" office:value-type="float" office:value="-0.351120797804455" calcext:value-type="float">
            <text:p>-0.4</text:p>
          </table:table-cell>
          <table:table-cell table:style-name="ce2" table:formula="of:=20*LOG10(ABS(SIN(PI()*[.$E7]*[.$C7]/[.$J$4])/SIN(PI()*[.$C7]/[.$J$4]/[.$D7]))^[.$F7])-[.$I7]" office:value-type="float" office:value="-0.351120797804455" calcext:value-type="float">
            <text:p>-0.4</text:p>
          </table:table-cell>
          <table:table-cell table:style-name="ce2" table:formula="of:=20*LOG10(ABS(SIN(PI()*[.$E7]*[.$C7]/[.$J$4])/SIN(PI()*[.$C7]/[.$J$4]/[.$D7]))^[.$F7])-[.$I7]" office:value-type="float" office:value="-0.351120797804455" calcext:value-type="float">
            <text:p>-0.4</text:p>
          </table:table-cell>
          <table:table-cell table:style-name="ce2" table:formula="of:=20*LOG10(ABS(SIN(PI()*[.$E7]*[.$C7]/[.$J$4])/SIN(PI()*[.$C7]/[.$J$4]/[.$D7]))^[.$F7])-[.$I7]" office:value-type="float" office:value="-0.351120797804455" calcext:value-type="float">
            <text:p>-0.4</text:p>
          </table:table-cell>
          <table:table-cell table:style-name="ce2" table:formula="of:=20*LOG10(ABS(SIN(PI()*[.$E7]*[.$C7]/[.$J$4])/SIN(PI()*[.$C7]/[.$J$4]/[.$D7]))^[.$F7])-[.$I7]" office:value-type="float" office:value="-0.351120797804455" calcext:value-type="float">
            <text:p>-0.4</text:p>
          </table:table-cell>
        </table:table-row>
        <table:table-row table:style-name="ro1">
          <table:table-cell office:value-type="string" calcext:value-type="string">
            <text:p>interpolate</text:p>
          </table:table-cell>
          <table:table-cell table:style-name="ce1" table:formula="of:=[.B7]*[.D7]" office:value-type="float" office:value="857142.857142857" calcext:value-type="float">
            <text:p>857143</text:p>
          </table:table-cell>
          <table:table-cell table:style-name="ce8" table:formula="of:=[.$B$2]/[.B8]" office:value-type="float" office:value="0.0233333333333333" calcext:value-type="float">
            <text:p>0.0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/[.E8]" office:value-type="float" office:value="0.5" calcext:value-type="float">
            <text:p>0.5</text:p>
          </table:table-cell>
          <table:table-cell table:formula="of:=([.D8]*[.E8])^[.F8]" office:value-type="float" office:value="196" calcext:value-type="float">
            <text:p>196</text:p>
          </table:table-cell>
          <table:table-cell table:style-name="ce2" table:formula="of:=20*LOG10([.H8])" office:value-type="float" office:value="45.8451214271295" calcext:value-type="float">
            <text:p>45.8</text:p>
          </table:table-cell>
          <table:table-cell table:style-name="ce14" table:formula="of:=20*LOG10(ABS(SIN(PI()*[.$E8]*[.$C8]/[.$J$4])/SIN(PI()*[.$C8]/[.$J$4]/[.$D8]))^[.$F8])-[.$I8]" office:value-type="float" office:value="-0.0619580807616273" calcext:value-type="float">
            <text:p>-0.1</text:p>
          </table:table-cell>
          <table:table-cell table:style-name="ce2" table:formula="of:=20*LOG10(ABS(SIN(PI()*[.$E8]*[.$C8]/[.$J$4])/SIN(PI()*[.$C8]/[.$J$4]/[.$D8]))^[.$F8])-[.$I8]" office:value-type="float" office:value="-0.0619580807616273" calcext:value-type="float">
            <text:p>-0.1</text:p>
          </table:table-cell>
          <table:table-cell table:style-name="ce2" table:formula="of:=20*LOG10(ABS(SIN(PI()*[.$E8]*[.$C8]/[.$J$4])/SIN(PI()*[.$C8]/[.$J$4]/[.$D8]))^[.$F8])-[.$I8]" office:value-type="float" office:value="-0.0619580807616273" calcext:value-type="float">
            <text:p>-0.1</text:p>
          </table:table-cell>
          <table:table-cell table:style-name="ce2" table:formula="of:=20*LOG10(ABS(SIN(PI()*[.$E8]*[.$C8]/[.$J$4])/SIN(PI()*[.$C8]/[.$J$4]/[.$D8]))^[.$F8])-[.$I8]" office:value-type="float" office:value="-0.0619580807616273" calcext:value-type="float">
            <text:p>-0.1</text:p>
          </table:table-cell>
          <table:table-cell table:style-name="ce2" table:formula="of:=20*LOG10(ABS(SIN(PI()*[.$E8]*[.$C8]/[.$J$4])/SIN(PI()*[.$C8]/[.$J$4]/[.$D8]))^[.$F8])-[.$I8]" office:value-type="float" office:value="-0.0619580807616273" calcext:value-type="float">
            <text:p>-0.1</text:p>
          </table:table-cell>
        </table:table-row>
        <table:table-row table:style-name="ro1">
          <table:table-cell office:value-type="string" calcext:value-type="string">
            <text:p>interpolate</text:p>
          </table:table-cell>
          <table:table-cell table:style-name="ce1" table:formula="of:=[.B8]*[.D8]" office:value-type="float" office:value="6000000" calcext:value-type="float">
            <text:p>6000000</text:p>
          </table:table-cell>
          <table:table-cell table:style-name="ce8" table:formula="of:=[.$B$2]/[.B9]" office:value-type="float" office:value="0.00333333333333333" calcext:value-type="float">
            <text:p>0.00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/[.E9]" office:value-type="float" office:value="0.5" calcext:value-type="float">
            <text:p>0.5</text:p>
          </table:table-cell>
          <table:table-cell table:formula="of:=([.D9]*[.E9])^[.F9]" office:value-type="float" office:value="324" calcext:value-type="float">
            <text:p>324</text:p>
          </table:table-cell>
          <table:table-cell table:style-name="ce2" table:formula="of:=20*LOG10([.H9])" office:value-type="float" office:value="50.2109002041322" calcext:value-type="float">
            <text:p>50.2</text:p>
          </table:table-cell>
          <table:table-cell table:style-name="ce14" table:formula="of:=20*LOG10(ABS(SIN(PI()*[.$E9]*[.$C9]/[.$J$4])/SIN(PI()*[.$C9]/[.$J$4]/[.$D9]))^[.$F9])-[.$I9]" office:value-type="float" office:value="-0.00126611793706388" calcext:value-type="float">
            <text:p>0.0</text:p>
          </table:table-cell>
          <table:table-cell table:style-name="ce2" table:formula="of:=20*LOG10(ABS(SIN(PI()*[.$E9]*[.$C9]/[.$J$4])/SIN(PI()*[.$C9]/[.$J$4]/[.$D9]))^[.$F9])-[.$I9]" office:value-type="float" office:value="-0.00126611793706388" calcext:value-type="float">
            <text:p>0.0</text:p>
          </table:table-cell>
          <table:table-cell table:style-name="ce2" table:formula="of:=20*LOG10(ABS(SIN(PI()*[.$E9]*[.$C9]/[.$J$4])/SIN(PI()*[.$C9]/[.$J$4]/[.$D9]))^[.$F9])-[.$I9]" office:value-type="float" office:value="-0.00126611793706388" calcext:value-type="float">
            <text:p>0.0</text:p>
          </table:table-cell>
          <table:table-cell table:style-name="ce2" table:formula="of:=20*LOG10(ABS(SIN(PI()*[.$E9]*[.$C9]/[.$J$4])/SIN(PI()*[.$C9]/[.$J$4]/[.$D9]))^[.$F9])-[.$I9]" office:value-type="float" office:value="-0.00126611793706388" calcext:value-type="float">
            <text:p>0.0</text:p>
          </table:table-cell>
          <table:table-cell table:style-name="ce2" table:formula="of:=20*LOG10(ABS(SIN(PI()*[.$E9]*[.$C9]/[.$J$4])/SIN(PI()*[.$C9]/[.$J$4]/[.$D9]))^[.$F9])-[.$I9]" office:value-type="float" office:value="-0.00126611793706388" calcext:value-type="float">
            <text:p>0.0</text:p>
          </table:table-cell>
        </table:table-row>
        <table:table-row table:style-name="ro1">
          <table:table-cell office:value-type="string" calcext:value-type="string">
            <text:p>interpolate</text:p>
          </table:table-cell>
          <table:table-cell table:style-name="ce1" table:formula="of:=[.B9]*[.D9]" office:value-type="float" office:value="54000000" calcext:value-type="float">
            <text:p>54000000</text:p>
          </table:table-cell>
          <table:table-cell table:style-name="ce8" table:formula="of:=[.$B$2]/[.B10]" office:value-type="float" office:value="0.00037037037037037" calcext:value-type="float">
            <text:p>0.000</text:p>
          </table:table-cell>
          <table:table-cell table:style-name="ce9" table:number-columns-repeated="6"/>
          <table:table-cell table:style-name="ce15"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table:style-name="ce5" office:value-type="string" calcext:value-type="string">
            <text:p>Stage</text:p>
          </table:table-cell>
          <table:table-cell table:style-name="ce5" office:value-type="string" calcext:value-type="string">
            <text:p>Gain</text:p>
          </table:table-cell>
          <table:table-cell table:style-name="ce5"/>
          <table:table-cell table:style-name="ce5" office:value-type="string" calcext:value-type="string">
            <text:p>Divide by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otal</text:p>
          </table:table-cell>
          <table:table-cell table:style-name="ce10" table:formula="of:=[.H14]*[.H15]*[.H16]*[.H17]" office:value-type="float" office:value="16257024" calcext:value-type="float">
            <text:p>16257024</text:p>
          </table:table-cell>
          <table:table-cell table:style-name="ce10" table:formula="of:=[.J17]*[.J16]*[.J15]*[.J14]" office:value-type="float" office:value="16777216" calcext:value-type="float" table:number-columns-spanned="3" table:number-rows-spanned="1">
            <text:p>16777216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style-name="ce11" office:value-type="string" calcext:value-type="string">
            <text:p>Gain</text:p>
          </table:table-cell>
          <table:table-cell table:style-name="ce16" table:formula="of:=[.H18]/[.I18]" office:value-type="float" office:value="0.968994140625" calcext:value-type="float">
            <text:p>0.9689941406</text:p>
          </table:table-cell>
          <table:table-cell table:number-columns-repeated="4"/>
        </table:table-row>
        <table:table-row table:style-name="ro1" table:number-rows-repeated="104855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SG" table:style-name="ta1">
        <table:shapes>
          <draw:frame draw:z-index="0" draw:name="Graphics 1" draw:style-name="gr2" draw:text-style-name="P1" svg:width="7.986cm" svg:height="6.458cm" svg:x="0.034cm" svg:y="5.208cm">
            <draw:image xlink:href="Pictures/200002040000366200002BFA08F8C2E3.svm" xlink:type="simple" xlink:show="embed" xlink:actuate="onLoad">
              <text:p/>
            </draw:image>
          </draw:frame>
          <draw:frame draw:z-index="1" draw:name="Graphics 2" draw:style-name="gr2" draw:text-style-name="P1" svg:width="7.995cm" svg:height="6.465cm" svg:x="8.501cm" svg:y="11.863cm">
            <draw:image xlink:href="Pictures/200001F80000366200002BFADD6AE6E2.svm" xlink:type="simple" xlink:show="embed" xlink:actuate="onLoad">
              <text:p/>
            </draw:image>
          </draw:frame>
          <draw:frame draw:z-index="2" draw:name="Graphics 3" draw:style-name="gr2" draw:text-style-name="P1" svg:width="7.931cm" svg:height="6.413cm" svg:x="0.069cm" svg:y="11.773cm">
            <draw:image xlink:href="Pictures/200001F20000366200002BFA2F649091.svm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Base freq</text:p>
          </table:table-cell>
          <table:table-cell table:style-name="ce7" office:value-type="float" office:value="54000000" calcext:value-type="float">
            <text:p>5.40E+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BW</text:p>
          </table:table-cell>
          <table:table-cell table:style-name="ce7" table:formula="of:=20000" office:value-type="float" office:value="20000" calcext:value-type="float">
            <text:p>2.00E+004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>
            <text:p>PSG</text:p>
          </table:table-cell>
          <table:table-cell table:number-columns-repeated="7"/>
          <table:table-cell table:style-name="ce18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7" table:formula="of:=1/3" office:value-type="float" office:value="0.333333333333333" calcext:value-type="float">
            <text:p>0.33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table:formula="of:=1/20" office:value-type="float" office:value="0.05" calcext:value-type="float">
            <text:p>0.05</text:p>
          </table:table-cell>
        </table:table-row>
        <table:table-row table:style-name="ro1"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fs</text:p>
          </table:table-cell>
          <table:table-cell table:style-name="ce6" office:value-type="string" calcext:value-type="string">
            <text:p>Fcut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Zero</text:p>
          </table:table-cell>
          <table:table-cell table:style-name="ce6" office:value-type="string" calcext:value-type="string">
            <text:p>Gain (DC)</text:p>
          </table:table-cell>
          <table:table-cell table:style-name="ce13" office:value-type="string" calcext:value-type="string">
            <text:p>dB</text:p>
          </table:table-cell>
          <table:table-cell table:number-columns-repeated="5" table:style-name="ce6" office:value-type="string" calcext:value-type="string">
            <text:p>dBc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table:formula="of:=[.B1]/15/16" office:value-type="float" office:value="225000" calcext:value-type="float">
            <text:p>225000</text:p>
          </table:table-cell>
          <table:table-cell table:style-name="ce8" table:formula="of:=[.$B$2]/[.B6]" office:value-type="float" office:value="0.0888888888888889" calcext:value-type="float">
            <text:p>0.089</text:p>
          </table:table-cell>
          <table:table-cell table:number-columns-repeated="5"/>
          <table:table-cell table:style-name="ce12"/>
          <table:table-cell table:number-columns-repeated="5"/>
        </table:table-row>
        <table:table-row table:style-name="ro1">
          <table:table-cell office:value-type="string" calcext:value-type="string">
            <text:p>interpolate</text:p>
          </table:table-cell>
          <table:table-cell table:formula="of:=[.B6]*5" office:value-type="float" office:value="1125000" calcext:value-type="float">
            <text:p>1125000</text:p>
          </table:table-cell>
          <table:table-cell table:style-name="ce8" table:formula="of:=[.$B$2]/[.B7]" office:value-type="float" office:value="0.0177777777777778" calcext:value-type="float">
            <text:p>0.0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1/[.E7]" office:value-type="float" office:value="0.25" calcext:value-type="float">
            <text:p>0.25</text:p>
          </table:table-cell>
          <table:table-cell table:formula="of:=([.D7]*[.E7])^[.F7]" office:value-type="float" office:value="400" calcext:value-type="float">
            <text:p>400</text:p>
          </table:table-cell>
          <table:table-cell table:style-name="ce14" table:formula="of:=20*LOG10([.H7])" office:value-type="float" office:value="52.0411998265593" calcext:value-type="float">
            <text:p>52.0</text:p>
          </table:table-cell>
          <table:table-cell table:style-name="ce2" table:formula="of:=20*LOG10(ABS(SIN(PI()*[.$E7]*[.$C7]/[.$J$4])/SIN(PI()*[.$C7]/[.$J$4]/[.$D7]))^[.$F7])-[.$I7]" office:value-type="float" office:value="-0.144379865794129" calcext:value-type="float">
            <text:p>-0.1</text:p>
          </table:table-cell>
          <table:table-cell table:style-name="ce2" table:formula="of:=20*LOG10(ABS(SIN(PI()*[.$E7]*[.$C7]/[.$J$4])/SIN(PI()*[.$C7]/[.$J$4]/[.$D7]))^[.$F7])-[.$I7]" office:value-type="float" office:value="-0.144379865794129" calcext:value-type="float">
            <text:p>-0.1</text:p>
          </table:table-cell>
          <table:table-cell table:style-name="ce2" table:formula="of:=20*LOG10(ABS(SIN(PI()*[.$E7]*[.$C7]/[.$J$4])/SIN(PI()*[.$C7]/[.$J$4]/[.$D7]))^[.$F7])-[.$I7]" office:value-type="float" office:value="-0.144379865794129" calcext:value-type="float">
            <text:p>-0.1</text:p>
          </table:table-cell>
          <table:table-cell table:style-name="ce2" table:formula="of:=20*LOG10(ABS(SIN(PI()*[.$E7]*[.$C7]/[.$J$4])/SIN(PI()*[.$C7]/[.$J$4]/[.$D7]))^[.$F7])-[.$I7]" office:value-type="float" office:value="-0.144379865794129" calcext:value-type="float">
            <text:p>-0.1</text:p>
          </table:table-cell>
          <table:table-cell table:style-name="ce2" table:formula="of:=20*LOG10(ABS(SIN(PI()*[.$E7]*[.$C7]/[.$J$4])/SIN(PI()*[.$C7]/[.$J$4]/[.$D7]))^[.$F7])-[.$I7]" office:value-type="float" office:value="-0.144379865794129" calcext:value-type="float">
            <text:p>-0.1</text:p>
          </table:table-cell>
        </table:table-row>
        <table:table-row table:style-name="ro1">
          <table:table-cell office:value-type="string" calcext:value-type="string">
            <text:p>decimate</text:p>
          </table:table-cell>
          <table:table-cell table:formula="of:=[.B7]/3" office:value-type="float" office:value="375000" calcext:value-type="float">
            <text:p>375000</text:p>
          </table:table-cell>
          <table:table-cell table:style-name="ce8" table:formula="of:=[.$B$2]/[.B8]" office:value-type="float" office:value="0.0533333333333333" calcext:value-type="float">
            <text:p>0.0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/[.E8]" office:value-type="float" office:value="0.5" calcext:value-type="float">
            <text:p>0.5</text:p>
          </table:table-cell>
          <table:table-cell table:formula="of:=([.D8]*[.E8])^[.F8]" office:value-type="float" office:value="216" calcext:value-type="float">
            <text:p>216</text:p>
          </table:table-cell>
          <table:table-cell table:style-name="ce14" table:formula="of:=20*LOG10([.H8])" office:value-type="float" office:value="46.6890750230186" calcext:value-type="float">
            <text:p>46.7</text:p>
          </table:table-cell>
          <table:table-cell table:style-name="ce2" table:formula="of:=20*LOG10(ABS(SIN(PI()*[.$E8]*[.$C8]/[.$J$4])/SIN(PI()*[.$C8]/[.$J$4]/[.$D8]))^[.$F8])-[.$I8]" office:value-type="float" office:value="-0.475977692196949" calcext:value-type="float">
            <text:p>-0.5</text:p>
          </table:table-cell>
          <table:table-cell table:style-name="ce2" table:formula="of:=20*LOG10(ABS(SIN(PI()*[.$E8]*[.$C8]/[.$J$4])/SIN(PI()*[.$C8]/[.$J$4]/[.$D8]))^[.$F8])-[.$I8]" office:value-type="float" office:value="-0.475977692196949" calcext:value-type="float">
            <text:p>-0.5</text:p>
          </table:table-cell>
          <table:table-cell table:style-name="ce2" table:formula="of:=20*LOG10(ABS(SIN(PI()*[.$E8]*[.$C8]/[.$J$4])/SIN(PI()*[.$C8]/[.$J$4]/[.$D8]))^[.$F8])-[.$I8]" office:value-type="float" office:value="-0.475977692196949" calcext:value-type="float">
            <text:p>-0.5</text:p>
          </table:table-cell>
          <table:table-cell table:style-name="ce2" table:formula="of:=20*LOG10(ABS(SIN(PI()*[.$E8]*[.$C8]/[.$J$4])/SIN(PI()*[.$C8]/[.$J$4]/[.$D8]))^[.$F8])-[.$I8]" office:value-type="float" office:value="-0.475977692196949" calcext:value-type="float">
            <text:p>-0.5</text:p>
          </table:table-cell>
          <table:table-cell table:style-name="ce2" table:formula="of:=20*LOG10(ABS(SIN(PI()*[.$E8]*[.$C8]/[.$J$4])/SIN(PI()*[.$C8]/[.$J$4]/[.$D8]))^[.$F8])-[.$I8]" office:value-type="float" office:value="-0.475977692196949" calcext:value-type="float">
            <text:p>-0.5</text:p>
          </table:table-cell>
        </table:table-row>
        <table:table-row table:style-name="ro1">
          <table:table-cell office:value-type="string" calcext:value-type="string">
            <text:p>decimate</text:p>
          </table:table-cell>
          <table:table-cell table:style-name="ce1" table:formula="of:=[.B8]/7" office:value-type="float" office:value="53571.4285714286" calcext:value-type="float">
            <text:p>53571</text:p>
          </table:table-cell>
          <table:table-cell table:style-name="ce8" table:formula="of:=[.$B$2]/[.B9]" office:value-type="float" office:value="0.373333333333333" calcext:value-type="float">
            <text:p>0.37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[.E9]" office:value-type="float" office:value="1" calcext:value-type="float">
            <text:p>1</text:p>
          </table:table-cell>
          <table:table-cell table:formula="of:=([.D9]*[.E9])^[.F9]" office:value-type="float" office:value="7" calcext:value-type="float">
            <text:p>7</text:p>
          </table:table-cell>
          <table:table-cell table:style-name="ce14" table:formula="of:=20*LOG10([.H9])" office:value-type="float" office:value="16.9019608002851" calcext:value-type="float">
            <text:p>16.9</text:p>
          </table:table-cell>
          <table:table-cell table:style-name="ce2" table:formula="of:=20*LOG10(ABS(SIN(PI()*[.$E9]*[.$C9]/[.$J$4])/SIN(PI()*[.$C9]/[.$J$4]/[.$D9]))^[.$F9])-[.$I9]" office:value-type="float" office:value="-2.0509249834329" calcext:value-type="float">
            <text:p>-2.1</text:p>
          </table:table-cell>
          <table:table-cell table:style-name="ce2" table:formula="of:=20*LOG10(ABS(SIN(PI()*[.$E9]*[.$C9]/[.$J$4])/SIN(PI()*[.$C9]/[.$J$4]/[.$D9]))^[.$F9])-[.$I9]" office:value-type="float" office:value="-2.0509249834329" calcext:value-type="float">
            <text:p>-2.1</text:p>
          </table:table-cell>
          <table:table-cell table:style-name="ce2" table:formula="of:=20*LOG10(ABS(SIN(PI()*[.$E9]*[.$C9]/[.$J$4])/SIN(PI()*[.$C9]/[.$J$4]/[.$D9]))^[.$F9])-[.$I9]" office:value-type="float" office:value="-2.0509249834329" calcext:value-type="float">
            <text:p>-2.1</text:p>
          </table:table-cell>
          <table:table-cell table:style-name="ce2" table:formula="of:=20*LOG10(ABS(SIN(PI()*[.$E9]*[.$C9]/[.$J$4])/SIN(PI()*[.$C9]/[.$J$4]/[.$D9]))^[.$F9])-[.$I9]" office:value-type="float" office:value="-2.0509249834329" calcext:value-type="float">
            <text:p>-2.1</text:p>
          </table:table-cell>
          <table:table-cell table:style-name="ce2" table:formula="of:=20*LOG10(ABS(SIN(PI()*[.$E9]*[.$C9]/[.$J$4])/SIN(PI()*[.$C9]/[.$J$4]/[.$D9]))^[.$F9])-[.$I9]" office:value-type="float" office:value="-2.0509249834329" calcext:value-type="float">
            <text:p>-2.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table:style-name="ce5" office:value-type="string" calcext:value-type="string">
            <text:p>Stage</text:p>
          </table:table-cell>
          <table:table-cell table:style-name="ce5" office:value-type="string" calcext:value-type="string">
            <text:p>Gain</text:p>
          </table:table-cell>
          <table:table-cell table:style-name="ce5"/>
          <table:table-cell table:style-name="ce5" office:value-type="string" calcext:value-type="string">
            <text:p>Divide by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otal</text:p>
          </table:table-cell>
          <table:table-cell table:formula="of:=[.H15]*[.H14]*[.H13]" office:value-type="float" office:value="604800" calcext:value-type="float">
            <text:p>604800</text:p>
          </table:table-cell>
          <table:table-cell table:style-name="ce19" office:value-type="float" office:value="524288" calcext:value-type="float" table:number-columns-spanned="2" table:number-rows-spanned="1">
            <text:p>524288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style-name="ce11" office:value-type="string" calcext:value-type="string">
            <text:p>Gain</text:p>
          </table:table-cell>
          <table:table-cell table:style-name="ce16" table:formula="of:=[.H16]/[.I16]" office:value-type="float" office:value="1.153564453125" calcext:value-type="float">
            <text:p>1.1535644531</text:p>
          </table:table-cell>
          <table:table-cell table:number-columns-repeated="4"/>
        </table:table-row>
        <table:table-row table:style-name="ro1" table:number-rows-repeated="104855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Tejada</meta:initial-creator>
    <meta:creation-date>2018-12-17T14:20:26.410420868</meta:creation-date>
    <dc:date>2018-12-17T16:14:18.348249753</dc:date>
    <dc:creator>Jose Tejada</dc:creator>
    <meta:editing-duration>PT49M12S</meta:editing-duration>
    <meta:editing-cycles>8</meta:editing-cycles>
    <meta:generator>LibreOffice/4.1.6.2$Linux_x86 LibreOffice_project/40ff705089295be5be0aae9b15123f687c05b0a</meta:generator>
    <meta:document-statistic meta:table-count="3" meta:cell-count="505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minimum="-80" chart:maximum="80" chart:interval-major="20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2cm" svg:height="11.256cm" xlink:href=".." xlink:type="simple" chart:class="chart:scatter" chart:style-name="ch1">
        <chart:title svg:x="5.429cm" svg:y="0.36cm" chart:style-name="ch2">
          <text:p>R=9,M=2,N=2</text:p>
        </chart:title>
        <chart:plot-area chart:style-name="ch3" table:cell-range-address="Plot.A7:Plot.A107 Plot.C7:Plot.C107" svg:x="0.728cm" svg:y="1.82cm" svg:width="12.636cm" svg:height="8.791cm">
          <chartooo:coordinate-region svg:x="1.817cm" svg:y="2.025cm" svg:width="11.291cm" svg:height="8.3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ot.C7:Plot.C107" chart:class="chart:scatter">
            <chart:domain table:cell-range-address="Plot.A7:Plot.A107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Plot.A7:Plot.A107</svg:desc>
                </draw:g>
              </table:table-cell>
              <table:table-cell office:value-type="float" office:value="50.2108990646428">
                <text:p>50.2108990646428</text:p>
                <draw:g>
                  <svg:desc>Plot.C7:Plot.C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1">
                <text:p>0.0061</text:p>
              </table:table-cell>
              <table:table-cell office:value-type="float" office:value="50.2066599556825">
                <text:p>50.2066599556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1">
                <text:p>0.0121</text:p>
              </table:table-cell>
              <table:table-cell office:value-type="float" office:value="50.1942137139506">
                <text:p>50.1942137139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1">
                <text:p>0.0181</text:p>
              </table:table-cell>
              <table:table-cell office:value-type="float" office:value="50.1735532339986">
                <text:p>50.1735532339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1">
                <text:p>0.0241</text:p>
              </table:table-cell>
              <table:table-cell office:value-type="float" office:value="50.1446667039691">
                <text:p>50.1446667039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1">
                <text:p>0.0301</text:p>
              </table:table-cell>
              <table:table-cell office:value-type="float" office:value="50.1075375734803">
                <text:p>50.10753757348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61">
                <text:p>0.0361</text:p>
              </table:table-cell>
              <table:table-cell office:value-type="float" office:value="50.0621445084788">
                <text:p>50.0621445084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1">
                <text:p>0.0421</text:p>
              </table:table-cell>
              <table:table-cell office:value-type="float" office:value="50.008461332788">
                <text:p>50.0084613327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81">
                <text:p>0.0481</text:p>
              </table:table-cell>
              <table:table-cell office:value-type="float" office:value="49.946456955998">
                <text:p>49.946456955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1">
                <text:p>0.0541</text:p>
              </table:table-cell>
              <table:table-cell office:value-type="float" office:value="49.8760952872563">
                <text:p>49.8760952872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01">
                <text:p>0.0601</text:p>
              </table:table-cell>
              <table:table-cell office:value-type="float" office:value="49.7973351344257">
                <text:p>49.7973351344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1">
                <text:p>0.0661</text:p>
              </table:table-cell>
              <table:table-cell office:value-type="float" office:value="49.7101300879848">
                <text:p>49.7101300879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21">
                <text:p>0.0721</text:p>
              </table:table-cell>
              <table:table-cell office:value-type="float" office:value="49.6144283889362">
                <text:p>49.61442838893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1">
                <text:p>0.0781</text:p>
              </table:table-cell>
              <table:table-cell office:value-type="float" office:value="49.5101727798815">
                <text:p>49.510172779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1">
                <text:p>0.0841</text:p>
              </table:table-cell>
              <table:table-cell office:value-type="float" office:value="49.3973003382987">
                <text:p>49.39730033829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01">
                <text:p>0.0901</text:p>
              </table:table-cell>
              <table:table-cell office:value-type="float" office:value="49.2757422909263">
                <text:p>49.27574229092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1">
                <text:p>0.0961</text:p>
              </table:table-cell>
              <table:table-cell office:value-type="float" office:value="49.1454238080137">
                <text:p>49.1454238080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21">
                <text:p>0.1021</text:p>
              </table:table-cell>
              <table:table-cell office:value-type="float" office:value="49.0062637760377">
                <text:p>49.00626377603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1">
                <text:p>0.1081</text:p>
              </table:table-cell>
              <table:table-cell office:value-type="float" office:value="48.8581745473097">
                <text:p>48.8581745473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41">
                <text:p>0.1141</text:p>
              </table:table-cell>
              <table:table-cell office:value-type="float" office:value="48.7010616647007">
                <text:p>48.7010616647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01">
                <text:p>0.1201</text:p>
              </table:table-cell>
              <table:table-cell office:value-type="float" office:value="48.5348235594943">
                <text:p>48.53482355949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61">
                <text:p>0.1261</text:p>
              </table:table-cell>
              <table:table-cell office:value-type="float" office:value="48.3593512201318">
                <text:p>48.35935122013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21">
                <text:p>0.1321</text:p>
              </table:table-cell>
              <table:table-cell office:value-type="float" office:value="48.1745278293425">
                <text:p>48.17452782934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81">
                <text:p>0.1381</text:p>
              </table:table-cell>
              <table:table-cell office:value-type="float" office:value="47.9802283668391">
                <text:p>47.9802283668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41">
                <text:p>0.1441</text:p>
              </table:table-cell>
              <table:table-cell office:value-type="float" office:value="47.7763191744151">
                <text:p>47.7763191744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01">
                <text:p>0.1501</text:p>
              </table:table-cell>
              <table:table-cell office:value-type="float" office:value="47.5626574798831">
                <text:p>47.56265747988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61">
                <text:p>0.1561</text:p>
              </table:table-cell>
              <table:table-cell office:value-type="float" office:value="47.3390908758465">
                <text:p>47.33909087584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21">
                <text:p>0.1621</text:p>
              </table:table-cell>
              <table:table-cell office:value-type="float" office:value="47.1054567487909">
                <text:p>47.10545674879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81">
                <text:p>0.1681</text:p>
              </table:table-cell>
              <table:table-cell office:value-type="float" office:value="46.8615816533948">
                <text:p>46.86158165339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41">
                <text:p>0.1741</text:p>
              </table:table-cell>
              <table:table-cell office:value-type="float" office:value="46.6072806263023">
                <text:p>46.6072806263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01">
                <text:p>0.1801</text:p>
              </table:table-cell>
              <table:table-cell office:value-type="float" office:value="46.342356432831">
                <text:p>46.3423564328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61">
                <text:p>0.1861</text:p>
              </table:table-cell>
              <table:table-cell office:value-type="float" office:value="46.0665987392178">
                <text:p>46.06659873921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21">
                <text:p>0.1921</text:p>
              </table:table-cell>
              <table:table-cell office:value-type="float" office:value="45.7797832019904">
                <text:p>45.77978320199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81">
                <text:p>0.1981</text:p>
              </table:table-cell>
              <table:table-cell office:value-type="float" office:value="45.4816704648841">
                <text:p>45.48167046488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41">
                <text:p>0.2041</text:p>
              </table:table-cell>
              <table:table-cell office:value-type="float" office:value="45.1720050523693">
                <text:p>45.17200505236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01">
                <text:p>0.2101</text:p>
              </table:table-cell>
              <table:table-cell office:value-type="float" office:value="44.8505141472732">
                <text:p>44.85051414727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61">
                <text:p>0.2161</text:p>
              </table:table-cell>
              <table:table-cell office:value-type="float" office:value="44.516906238143">
                <text:p>44.5169062381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21">
                <text:p>0.2221</text:p>
              </table:table-cell>
              <table:table-cell office:value-type="float" office:value="44.1708696198393">
                <text:p>44.17086961983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81">
                <text:p>0.2281</text:p>
              </table:table-cell>
              <table:table-cell office:value-type="float" office:value="43.8120707283199">
                <text:p>43.81207072831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41">
                <text:p>0.2341</text:p>
              </table:table-cell>
              <table:table-cell office:value-type="float" office:value="43.4401522875919">
                <text:p>43.44015228759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01">
                <text:p>0.2401</text:p>
              </table:table-cell>
              <table:table-cell office:value-type="float" office:value="43.0547312432853">
                <text:p>43.05473124328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1">
                <text:p>0.2461</text:p>
              </table:table-cell>
              <table:table-cell office:value-type="float" office:value="42.6553964531152">
                <text:p>42.6553964531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1">
                <text:p>0.2521</text:p>
              </table:table-cell>
              <table:table-cell office:value-type="float" office:value="42.241706099519">
                <text:p>42.241706099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81">
                <text:p>0.2581</text:p>
              </table:table-cell>
              <table:table-cell office:value-type="float" office:value="41.8131847837916">
                <text:p>41.81318478379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41">
                <text:p>0.2641</text:p>
              </table:table-cell>
              <table:table-cell office:value-type="float" office:value="41.3693202538867">
                <text:p>41.36932025388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01">
                <text:p>0.2701</text:p>
              </table:table-cell>
              <table:table-cell office:value-type="float" office:value="40.9095597094141">
                <text:p>40.9095597094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61">
                <text:p>0.2761</text:p>
              </table:table-cell>
              <table:table-cell office:value-type="float" office:value="40.4333056169107">
                <text:p>40.4333056169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21">
                <text:p>0.2821</text:p>
              </table:table-cell>
              <table:table-cell office:value-type="float" office:value="39.9399109557209">
                <text:p>39.93991095572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81">
                <text:p>0.2881</text:p>
              </table:table-cell>
              <table:table-cell office:value-type="float" office:value="39.4286737992525">
                <text:p>39.42867379925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41">
                <text:p>0.2941</text:p>
              </table:table-cell>
              <table:table-cell office:value-type="float" office:value="38.8988311172088">
                <text:p>38.89883111720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001">
                <text:p>0.3001</text:p>
              </table:table-cell>
              <table:table-cell office:value-type="float" office:value="38.3495516607085">
                <text:p>38.3495516607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61">
                <text:p>0.3061</text:p>
              </table:table-cell>
              <table:table-cell office:value-type="float" office:value="37.7799277627306">
                <text:p>37.77992776273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21">
                <text:p>0.3121</text:p>
              </table:table-cell>
              <table:table-cell office:value-type="float" office:value="37.1889658494373">
                <text:p>37.18896584943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81">
                <text:p>0.3181</text:p>
              </table:table-cell>
              <table:table-cell office:value-type="float" office:value="36.5755754114568">
                <text:p>36.5755754114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41">
                <text:p>0.3241</text:p>
              </table:table-cell>
              <table:table-cell office:value-type="float" office:value="35.9385561252642">
                <text:p>35.93855612526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01">
                <text:p>0.3301</text:p>
              </table:table-cell>
              <table:table-cell office:value-type="float" office:value="35.2765827394806">
                <text:p>35.27658273948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61">
                <text:p>0.3361</text:p>
              </table:table-cell>
              <table:table-cell office:value-type="float" office:value="34.5881872439034">
                <text:p>34.58818724390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21">
                <text:p>0.3421</text:p>
              </table:table-cell>
              <table:table-cell office:value-type="float" office:value="33.871737713125">
                <text:p>33.871737713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81">
                <text:p>0.3481</text:p>
              </table:table-cell>
              <table:table-cell office:value-type="float" office:value="33.125413051557">
                <text:p>33.1254130515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41">
                <text:p>0.3541</text:p>
              </table:table-cell>
              <table:table-cell office:value-type="float" office:value="32.3471726483897">
                <text:p>32.34717264838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01">
                <text:p>0.3601</text:p>
              </table:table-cell>
              <table:table-cell office:value-type="float" office:value="31.5347196593197">
                <text:p>31.53471965931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61">
                <text:p>0.3661</text:p>
              </table:table-cell>
              <table:table-cell office:value-type="float" office:value="30.685456237783">
                <text:p>30.6854562377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21">
                <text:p>0.3721</text:p>
              </table:table-cell>
              <table:table-cell office:value-type="float" office:value="29.7964284996279">
                <text:p>29.79642849962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81">
                <text:p>0.3781</text:p>
              </table:table-cell>
              <table:table-cell office:value-type="float" office:value="28.8642582589967">
                <text:p>28.86425825899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41">
                <text:p>0.3841</text:p>
              </table:table-cell>
              <table:table-cell office:value-type="float" office:value="27.8850575253022">
                <text:p>27.88505752530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01">
                <text:p>0.3901</text:p>
              </table:table-cell>
              <table:table-cell office:value-type="float" office:value="26.8543202570108">
                <text:p>26.85432025701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61">
                <text:p>0.3961</text:p>
              </table:table-cell>
              <table:table-cell office:value-type="float" office:value="25.7667837015415">
                <text:p>25.76678370154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21">
                <text:p>0.4021</text:p>
              </table:table-cell>
              <table:table-cell office:value-type="float" office:value="24.6162484513571">
                <text:p>24.61624845135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81">
                <text:p>0.4081</text:p>
              </table:table-cell>
              <table:table-cell office:value-type="float" office:value="23.3953415249895">
                <text:p>23.3953415249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41">
                <text:p>0.4141</text:p>
              </table:table-cell>
              <table:table-cell office:value-type="float" office:value="22.0951993500831">
                <text:p>22.09519935008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01">
                <text:p>0.4201</text:p>
              </table:table-cell>
              <table:table-cell office:value-type="float" office:value="20.7050357774786">
                <text:p>20.70503577747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61">
                <text:p>0.4261</text:p>
              </table:table-cell>
              <table:table-cell office:value-type="float" office:value="19.2115411481693">
                <text:p>19.21154114816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21">
                <text:p>0.4321</text:p>
              </table:table-cell>
              <table:table-cell office:value-type="float" office:value="17.5980263386661">
                <text:p>17.59802633866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81">
                <text:p>0.4381</text:p>
              </table:table-cell>
              <table:table-cell office:value-type="float" office:value="15.8431697609481">
                <text:p>15.8431697609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41">
                <text:p>0.4441</text:p>
              </table:table-cell>
              <table:table-cell office:value-type="float" office:value="13.9191234868582">
                <text:p>13.91912348685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01">
                <text:p>0.4501</text:p>
              </table:table-cell>
              <table:table-cell office:value-type="float" office:value="11.7885398440102">
                <text:p>11.78853984401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61">
                <text:p>0.4561</text:p>
              </table:table-cell>
              <table:table-cell office:value-type="float" office:value="9.39968391030314">
                <text:p>9.399683910303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21">
                <text:p>0.4621</text:p>
              </table:table-cell>
              <table:table-cell office:value-type="float" office:value="6.67793173095859">
                <text:p>6.677931730958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81">
                <text:p>0.4681</text:p>
              </table:table-cell>
              <table:table-cell office:value-type="float" office:value="3.50988104656546">
                <text:p>3.509881046565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41">
                <text:p>0.4741</text:p>
              </table:table-cell>
              <table:table-cell office:value-type="float" office:value="-0.28928212409067">
                <text:p>-0.289282124090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01">
                <text:p>0.4801</text:p>
              </table:table-cell>
              <table:table-cell office:value-type="float" office:value="-5.05214185758619">
                <text:p>-5.052141857586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61">
                <text:p>0.4861</text:p>
              </table:table-cell>
              <table:table-cell office:value-type="float" office:value="-11.4761820814293">
                <text:p>-11.47618208142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21">
                <text:p>0.4921</text:p>
              </table:table-cell>
              <table:table-cell office:value-type="float" office:value="-21.4877699113383">
                <text:p>-21.48776991133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81">
                <text:p>0.4981</text:p>
              </table:table-cell>
              <table:table-cell office:value-type="float" office:value="-46.4444149268222">
                <text:p>-46.44441492682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41">
                <text:p>0.5041</text:p>
              </table:table-cell>
              <table:table-cell office:value-type="float" office:value="-33.2905940525415">
                <text:p>-33.29059405254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01">
                <text:p>0.5101</text:p>
              </table:table-cell>
              <table:table-cell office:value-type="float" office:value="-17.8422271903128">
                <text:p>-17.84222719031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61">
                <text:p>0.5161</text:p>
              </table:table-cell>
              <table:table-cell office:value-type="float" office:value="-9.9609884846641">
                <text:p>-9.96098848466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21">
                <text:p>0.5221</text:p>
              </table:table-cell>
              <table:table-cell office:value-type="float" office:value="-4.68314732950694">
                <text:p>-4.683147329506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81">
                <text:p>0.5281</text:p>
              </table:table-cell>
              <table:table-cell office:value-type="float" office:value="-0.741342222487035">
                <text:p>-0.7413422224870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341">
                <text:p>0.5341</text:p>
              </table:table-cell>
              <table:table-cell office:value-type="float" office:value="2.38380983588202">
                <text:p>2.383809835882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401">
                <text:p>0.5401</text:p>
              </table:table-cell>
              <table:table-cell office:value-type="float" office:value="4.95655105632214">
                <text:p>4.956551056322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61">
                <text:p>0.5461</text:p>
              </table:table-cell>
              <table:table-cell office:value-type="float" office:value="7.12978853875804">
                <text:p>7.129788538758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21">
                <text:p>0.5521</text:p>
              </table:table-cell>
              <table:table-cell office:value-type="float" office:value="8.9999884570088">
                <text:p>8.99998845700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81">
                <text:p>0.5581</text:p>
              </table:table-cell>
              <table:table-cell office:value-type="float" office:value="10.6319206400133">
                <text:p>10.63192064001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41">
                <text:p>0.5641</text:p>
              </table:table-cell>
              <table:table-cell office:value-type="float" office:value="12.0711716268713">
                <text:p>12.07117162687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01">
                <text:p>0.5701</text:p>
              </table:table-cell>
              <table:table-cell office:value-type="float" office:value="13.3510331029615">
                <text:p>13.35103310296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761">
                <text:p>0.5761</text:p>
              </table:table-cell>
              <table:table-cell office:value-type="float" office:value="14.4965508715999">
                <text:p>14.4965508715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21">
                <text:p>0.5821</text:p>
              </table:table-cell>
              <table:table-cell office:value-type="float" office:value="15.5270324939374">
                <text:p>15.52703249393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81">
                <text:p>0.5881</text:p>
              </table:table-cell>
              <table:table-cell office:value-type="float" office:value="16.4576680996065">
                <text:p>16.45766809960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41">
                <text:p>0.5941</text:p>
              </table:table-cell>
              <table:table-cell office:value-type="float" office:value="17.3006159448246">
                <text:p>17.30061594482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001">
                <text:p>0.6001</text:p>
              </table:table-cell>
              <table:table-cell office:value-type="float" office:value="18.0657517113581">
                <text:p>18.0657517113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 LibreOffice_project/40ff705089295be5be0aae9b15123f687c05b0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